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31">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3366" style:text-line-through-type="none" style:text-line-through-style="none" style:text-line-through-width="auto" style:text-line-through-color="font-color" style:text-position="30% 66.6667%"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3366" style:text-line-through-type="none" style:text-line-through-style="none" style:text-line-through-width="auto" style:text-line-through-color="font-color" style:text-position="30% 66.6667%"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3366"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8">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9c98"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0">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563">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52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6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10">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569">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51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1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19">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55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0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8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84">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54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30">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3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72">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536">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57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539">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7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office:automatic-styles>
  <office:body>
    <office:presentation>
      <draw:page draw:name="Slide1" draw:style-name="a490" draw:master-page-name="Master1-Layout1-title-Slajd-tytułowy" presentation:presentation-page-layout-name="Master1-PPL1" draw:id="Slide-256">
        <draw:frame draw:id="id158" presentation:style-name="a493" draw:name="Rectangle 2" svg:x="1.02431in" svg:y="1.55903in" svg:width="8.5in" svg:height="1.25in" presentation:class="title" presentation:placeholder="false">
          <draw:text-box>
            <text:p text:style-name="a492" text:class-names="" text:cond-style-name=""><text:span text:style-name="a491" text:class-names="">Making PowerPoint Slides</text:span></text:p>
          </draw:text-box>
          <svg:title/>
          <svg:desc/>
        </draw:frame>
        <draw:frame draw:id="id159" presentation:style-name="a496" draw:name="Rectangle 3" svg:x="5.11111in" svg:y="3.20139in" svg:width="4in" svg:height="1.99306in" presentation:class="subtitle" presentation:placeholder="false">
          <draw:text-box>
            <text:p text:style-name="a495" text:class-names="" text:cond-style-name=""><text:span text:style-name="a494" text:class-names="">Avoiding the Pitfalls of Bad Slides</text:span></text:p>
          </draw:text-box>
          <svg:title/>
          <svg:desc/>
        </draw:frame>
      </draw:page>
      <draw:page draw:name="Slide19" draw:style-name="a497" draw:master-page-name="Master1-Layout2-obj-Tytuł-i-zawartość" presentation:presentation-page-layout-name="Master1-PPL2" draw:id="Slide-274">
        <draw:frame draw:id="id160" presentation:style-name="a500" draw:name="Rectangle 2" svg:x="1in" svg:y="0.83333in" svg:width="8.75in" svg:height="1.25in" presentation:class="title" presentation:placeholder="false">
          <draw:text-box>
            <text:p text:style-name="a499" text:class-names="" text:cond-style-name=""><text:span text:style-name="a498" text:class-names="">Outline<text:tab/></text:span></text:p>
          </draw:text-box>
          <svg:title/>
          <svg:desc/>
        </draw:frame>
        <draw:frame draw:id="id161" presentation:style-name="a520" draw:name="Rectangle 3" svg:x="1in" svg:y="2.58333in" svg:width="8.75in" svg:height="4.08333in" presentation:class="outline" presentation:placeholder="false">
          <draw:text-box>
            <text:list text:style-name="a507">
              <text:list-item>
                <text:p text:style-name="a506" text:class-names="" text:cond-style-name=""><text:span text:style-name="a501" text:class-names="">Make your 1</text:span><text:span text:style-name="a502" text:class-names="">st</text:span><text:span text:style-name="a503" text:class-names=""><text:s text:c="1"/>or 2</text:span><text:span text:style-name="a504" text:class-names="">nd</text:span><text:span text:style-name="a505" text:class-names=""><text:s text:c="1"/>slide an outline of your presentation</text:span></text:p>
              </text:list-item>
            </text:list>
            <text:list text:style-name="a510">
              <text:list-item>
                <text:list text:style-name="a510">
                  <text:list-item>
                    <text:p text:style-name="a509" text:class-names="" text:cond-style-name=""><text:span text:style-name="a508" text:class-names="">Ex: previous slide</text:span></text:p>
                  </text:list-item>
                </text:list>
              </text:list-item>
            </text:list>
            <text:list text:style-name="a513">
              <text:list-item>
                <text:p text:style-name="a512" text:class-names="" text:cond-style-name=""><text:span text:style-name="a511" text:class-names="">Follow the order of your outline for the rest of the presentation</text:span></text:p>
              </text:list-item>
            </text:list>
            <text:list text:style-name="a516">
              <text:list-item>
                <text:p text:style-name="a515" text:class-names="" text:cond-style-name=""><text:span text:style-name="a514" text:class-names="">Only place main points on the outline slide</text:span></text:p>
              </text:list-item>
            </text:list>
            <text:list text:style-name="a519">
              <text:list-item>
                <text:list text:style-name="a519">
                  <text:list-item>
                    <text:p text:style-name="a518" text:class-names="" text:cond-style-name=""><text:span text:style-name="a517" text:class-names="">Ex: Use the titles of each slide as main points</text:span></text:p>
                  </text:list-item>
                </text:list>
              </text:list-item>
            </text:list>
          </draw:text-box>
          <svg:title/>
          <svg:desc/>
        </draw:frame>
      </draw:page>
      <draw:page draw:name="Slide7" draw:style-name="a521" draw:master-page-name="Master1-Layout2-obj-Tytuł-i-zawartość" presentation:presentation-page-layout-name="Master1-PPL2" draw:id="Slide-262">
        <draw:frame draw:id="id162" presentation:style-name="a524" draw:name="Rectangle 2" svg:x="1in" svg:y="0.83333in" svg:width="8.75in" svg:height="1.25in" presentation:class="title" presentation:placeholder="false">
          <draw:text-box>
            <text:p text:style-name="a523" text:class-names="" text:cond-style-name=""><text:span text:style-name="a522" text:class-names="">Slide Structure – Good</text:span></text:p>
          </draw:text-box>
          <svg:title/>
          <svg:desc/>
        </draw:frame>
        <draw:frame draw:id="id163" presentation:style-name="a540" draw:name="Rectangle 3" svg:x="1in" svg:y="2.58333in" svg:width="8.75in" svg:height="4.08333in" presentation:class="outline" presentation:placeholder="false">
          <draw:text-box>
            <text:list text:style-name="a527">
              <text:list-item>
                <text:p text:style-name="a526" text:class-names="" text:cond-style-name=""><text:span text:style-name="a525" text:class-names="">Use 1-2 slides per minute of your presentation</text:span></text:p>
              </text:list-item>
            </text:list>
            <text:list text:style-name="a530">
              <text:list-item>
                <text:p text:style-name="a529" text:class-names="" text:cond-style-name=""><text:span text:style-name="a528" text:class-names="">Write in point form, not complete sentences</text:span></text:p>
              </text:list-item>
            </text:list>
            <text:list text:style-name="a533">
              <text:list-item>
                <text:p text:style-name="a532" text:class-names="" text:cond-style-name=""><text:span text:style-name="a531" text:class-names="">Include 4-5 points per slide</text:span></text:p>
              </text:list-item>
            </text:list>
            <text:list text:style-name="a536">
              <text:list-item>
                <text:p text:style-name="a535" text:class-names="" text:cond-style-name=""><text:span text:style-name="a534" text:class-names="">Avoid wordiness: use key words and phrases only</text:span></text:p>
              </text:list-item>
            </text:list>
            <text:list text:style-name="a539">
              <text:list-item>
                <text:p text:style-name="a538" text:class-names="" text:cond-style-name=""><text:span text:style-name="a537" text:class-names=""/></text:p>
              </text:list-item>
            </text:list>
          </draw:text-box>
          <svg:title/>
          <svg:desc/>
        </draw:frame>
      </draw:page>
      <draw:page draw:name="Slide25" draw:style-name="a541" draw:master-page-name="Master1-Layout2-obj-Tytuł-i-zawartość" presentation:presentation-page-layout-name="Master1-PPL2" draw:id="Slide-280">
        <draw:frame draw:id="id164" presentation:style-name="a545" draw:name="Rectangle 2" svg:x="1in" svg:y="0.83333in" svg:width="8.75in" svg:height="1.25in" presentation:class="title" presentation:placeholder="false">
          <draw:text-box>
            <text:p text:style-name="a544" text:class-names="" text:cond-style-name=""><text:span text:style-name="a542" text:class-names="">Zażółć gęślą jaźń</text:span><text:span text:style-name="a543" text:class-names=""/></text:p>
          </draw:text-box>
          <svg:title/>
          <svg:desc/>
        </draw:frame>
        <draw:frame draw:id="id165" presentation:style-name="a550" draw:name="Rectangle 3" svg:x="1in" svg:y="2.58333in" svg:width="8.75in" svg:height="4.08333in" presentation:class="outline" presentation:placeholder="false">
          <draw:text-box>
            <text:list text:style-name="a549">
              <text:list-item>
                <text:p text:style-name="a548" text:class-names="" text:cond-style-name=""><text:span text:style-name="a546" text:class-names="">Lorem ipsum dolor sit amet, consectetur adipiscing elit. Nulla scelerisque vehicula risus, in rhoncus nulla posuere dictum. Pellentesque eget dui pellentesque, tempus magna nec, elementum sem. Aliquam ullamcorper sollicitudin est, in cursus mi pretium rhoncus. Curabitur libero felis, luctus at porttitor sodales, tempor at urna</text:span><text:span text:style-name="a547" text:class-names=""/></text:p>
              </text:list-item>
            </text:list>
          </draw:text-box>
          <svg:title/>
          <svg:desc/>
        </draw:frame>
      </draw:page>
      <draw:page draw:name="Slide24" draw:style-name="a551" draw:master-page-name="Master1-Layout2-obj-Tytuł-i-zawartość" presentation:presentation-page-layout-name="Master1-PPL2" draw:id="Slide-279">
        <draw:frame draw:id="id166" presentation:style-name="a554" draw:name="Rectangle 2" svg:x="1in" svg:y="0.83333in" svg:width="8.75in" svg:height="1.25in" presentation:class="title" presentation:placeholder="false">
          <draw:text-box>
            <text:p text:style-name="a553" text:class-names="" text:cond-style-name=""><text:span text:style-name="a552" text:class-names="">Conclusion</text:span></text:p>
          </draw:text-box>
          <svg:title/>
          <svg:desc/>
        </draw:frame>
        <draw:frame draw:id="id167" presentation:style-name="a585" draw:name="Rectangle 3" svg:x="1in" svg:y="2.58333in" svg:width="8.75in" svg:height="4.08333in" presentation:class="outline" presentation:placeholder="false">
          <draw:text-box>
            <text:list text:style-name="a557">
              <text:list-item>
                <text:p text:style-name="a556" text:class-names="" text:cond-style-name=""><text:span text:style-name="a555" text:class-names="">Use an effective and strong closing</text:span></text:p>
              </text:list-item>
            </text:list>
            <text:list text:style-name="a560">
              <text:list-item>
                <text:list text:style-name="a560">
                  <text:list-item>
                    <text:p text:style-name="a559" text:class-names="" text:cond-style-name=""><text:span text:style-name="a558" text:class-names="">Your audience is likely to remember your last words</text:span></text:p>
                  </text:list-item>
                </text:list>
              </text:list-item>
            </text:list>
            <text:list text:style-name="a563">
              <text:list-item>
                <text:list text:style-name="a563">
                  <text:list-item>
                    <text:p text:style-name="a562" text:class-names="" text:cond-style-name=""><text:span text:style-name="a561" text:class-names=""/></text:p>
                  </text:list-item>
                </text:list>
              </text:list-item>
            </text:list>
            <text:list text:style-name="a566">
              <text:list-item>
                <text:p text:style-name="a565" text:class-names="" text:cond-style-name=""><text:span text:style-name="a564" text:class-names="">Use a conclusion slide to:</text:span></text:p>
              </text:list-item>
            </text:list>
            <text:list text:style-name="a569">
              <text:list-item>
                <text:list text:style-name="a569">
                  <text:list-item>
                    <text:p text:style-name="a568" text:class-names="" text:cond-style-name=""><text:span text:style-name="a567" text:class-names="">Summarize the main points of your presentation</text:span></text:p>
                  </text:list-item>
                </text:list>
              </text:list-item>
            </text:list>
            <text:list text:style-name="a572">
              <text:list-item>
                <text:list text:style-name="a572">
                  <text:list-item>
                    <text:p text:style-name="a571" text:class-names="" text:cond-style-name=""><text:span text:style-name="a570" text:class-names="">Suggest future avenues of research</text:span></text:p>
                  </text:list-item>
                </text:list>
              </text:list-item>
            </text:list>
            <text:list text:style-name="a575">
              <text:list-item>
                <text:list text:style-name="a575">
                  <text:list-item>
                    <text:p text:style-name="a574" text:class-names="" text:cond-style-name=""><text:span text:style-name="a573" text:class-names=""/></text:p>
                  </text:list-item>
                </text:list>
              </text:list-item>
            </text:list>
            <text:list text:style-name="a578">
              <text:list-item>
                <text:p text:style-name="a577" text:class-names="" text:cond-style-name=""><text:span text:style-name="a576" text:class-names=""/></text:p>
              </text:list-item>
            </text:list>
            <text:list text:style-name="a581">
              <text:list-item>
                <text:p text:style-name="a580" text:class-names="" text:cond-style-name=""><text:span text:style-name="a579" text:class-names=""/></text:p>
              </text:list-item>
            </text:list>
            <text:list text:style-name="a584">
              <text:list-item>
                <text:list text:style-name="a584">
                  <text:list-item>
                    <text:p text:style-name="a583" text:class-names="" text:cond-style-name=""><text:span text:style-name="a582"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ajd tytułowy">
      <presentation:placeholder presentation:object="subtitle" svg:x="5.11111in" svg:y="3.20139in" svg:width="4in" svg:height="1.99306in"/>
      <presentation:placeholder presentation:object="title" svg:x="1.02431in" svg:y="1.55903in" svg:width="8.5in" svg:height="1.25in"/>
      <presentation:placeholder presentation:object="date-time" svg:x="2.91667in" svg:y="7.16667in" svg:width="2.08333in" svg:height="0.33333in"/>
      <presentation:placeholder presentation:object="footer" svg:x="5.68229in" svg:y="7.16667in" svg:width="3.58681in" svg:height="0.33333in"/>
      <presentation:placeholder presentation:object="page-number" svg:x="0.01042in" svg:y="6.95486in" svg:width="0.64236in" svg:height="0.53472in"/>
    </style:presentation-page-layout>
    <style:presentation-page-layout style:name="Master1-PPL2" style:display-name="Tytuł i zawartość">
      <presentation:placeholder presentation:object="title" svg:x="1in" svg:y="0.83333in" svg:width="8.75in" svg:height="1.25in"/>
      <presentation:placeholder presentation:object="object" svg:x="1in" svg:y="2.58333in" svg:width="8.75in" svg:height="4.08333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3" style:display-name="Nagłówek sekcji">
      <presentation:placeholder presentation:object="title" svg:x="0.68229in" svg:y="1.86979in" svg:width="8.625in" svg:height="3.11979in"/>
      <presentation:placeholder presentation:object="outline" svg:x="0.68229in" svg:y="5.0191in" svg:width="8.625in" svg:height="1.64062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4" style:display-name="Dwa elementy zawartości">
      <presentation:placeholder presentation:object="title" svg:x="1in" svg:y="0.83333in" svg:width="8.75in" svg:height="1.25in"/>
      <presentation:placeholder presentation:object="object" svg:x="1in" svg:y="2.58333in" svg:width="4.29167in" svg:height="4.08333in"/>
      <presentation:placeholder presentation:object="object" svg:x="5.45833in" svg:y="2.58333in" svg:width="4.29167in" svg:height="4.08333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5" style:display-name="Porównanie">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6" style:display-name="Tylko tytuł">
      <presentation:placeholder presentation:object="title" svg:x="1in" svg:y="0.83333in" svg:width="8.75in" svg:height="1.25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7" style:display-name="Pusty">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8" style:display-name="Zawartość z podpisem">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9" style:display-name="Obraz z podpisem">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10" style:display-name="Tytuł i tekst pionowy">
      <presentation:placeholder presentation:object="title" svg:x="1in" svg:y="0.83333in" svg:width="8.75in" svg:height="1.25in"/>
      <presentation:placeholder presentation:object="outline" svg:x="1in" svg:y="2.58333in" svg:width="8.75in" svg:height="4.08333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11" style:display-name="Tytuł pionowy i tekst">
      <presentation:placeholder presentation:object="title" svg:x="7.5625in" svg:y="0.83333in" svg:width="2.1875in" svg:height="5.83333in"/>
      <presentation:placeholder presentation:object="outline" svg:x="1in" svg:y="0.83333in" svg:width="6.39583in" svg:height="5.83333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presentation-page-layout style:name="Master1-PPL12" style:display-name="Tytuł, wykres i tekst">
      <presentation:placeholder presentation:object="title" svg:x="1in" svg:y="0.83333in" svg:width="8.75in" svg:height="1.25in"/>
      <presentation:placeholder presentation:object="chart" svg:x="1in" svg:y="2.58333in" svg:width="4.29167in" svg:height="4.08333in"/>
      <presentation:placeholder presentation:object="outline" svg:x="5.45833in" svg:y="2.58333in" svg:width="4.29167in" svg:height="4.08333in"/>
      <presentation:placeholder presentation:object="date-time" svg:x="7.66667in" svg:y="7.16667in" svg:width="2.08333in" svg:height="0.33333in"/>
      <presentation:placeholder presentation:object="footer" svg:x="3.21181in" svg:y="7.14063in" svg:width="3.16667in" svg:height="0.33333in"/>
      <presentation:placeholder presentation:object="page-number" svg:x="0.09201in" svg:y="6.9375in" svg:width="0.64236in" svg:height="0.53472in"/>
    </style:presentation-page-layout>
    <style:default-style style:family="graphic">
      <style:graphic-properties draw:fill="gradient" draw:fill-gradient-name="a586" draw:stroke="none"/>
    </style:default-style>
    <draw:gradient draw:name="a586" draw:style="rectangular" draw:cx="50%" draw:cy="50%" draw:start-color="#4d664d" draw:end-color="#99cc99"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drawing-page" style:name="a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3366"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317">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paragraph" style:name="a422">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graphic" style:name="a81">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25">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216">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323">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27">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438">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98">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9c98" style:text-line-through-type="none" style:text-line-through-style="none" style:text-line-through-width="auto" style:text-line-through-color="font-color" style:text-position="0% 100%" fo:font-family="Arial"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paragraph" style:name="a11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2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graphic" style:name="a229">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31">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35">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4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44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230">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3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40">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43">
      <style:text-properties fo:font-variant="normal" fo:text-transform="none" fo:color="#009c98" style:text-line-through-type="none" style:text-line-through-style="none" style:text-line-through-width="auto" style:text-line-through-color="font-color" style:text-position="0% 100%" fo:font-family="Arial"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3366" style:text-line-through-type="none" style:text-line-through-style="none" style:text-line-through-width="auto" style:text-line-through-color="font-color" style:text-position="0% 100%" fo:font-family="Arial"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3366"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13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4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14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9">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25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6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graphic" style:name="a369">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47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78">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4">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6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6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graphic" style:name="a373">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37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9">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8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48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9">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drawing-page" style:name="a2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277">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279">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382">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389">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283">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287">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398">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18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18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graphic" style:name="a189">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91">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295">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2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4">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3366"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336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3366"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7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3366"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26">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bottom" draw:textarea-horizontal-align="center" draw:fill="none" draw:stroke="none" draw:auto-grow-width="false" draw:auto-grow-height="true"/>
      <style:paragraph-properties style:font-independent-line-spacing="true" style:writing-mode="lr-tb"/>
    </style:style>
    <style:style style:family="text" style:name="a3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3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0">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text" style:name="a4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3366"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no-wrap" fo:padding-top="0.05in" fo:padding-bottom="0.05in" fo:padding-left="0.1in" fo:padding-right="0.1in" draw:textarea-vertical-align="middle" draw:textarea-horizontal-align="center" draw:fill="solid" draw:fill-color="#99cc99" draw:opacity="100%" draw:stroke="none" draw:auto-grow-width="false" draw:auto-grow-height="false"/>
      <style:paragraph-properties style:font-independent-line-spacing="true" style:writing-mode="lr-tb"/>
    </style:style>
    <style:style style:family="text" style:name="a52">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9c98"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3366"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02">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05">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64">
      <style:text-properties fo:font-variant="normal" fo:text-transform="none" fo:color="#003366"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true"/>
      <style:paragraph-properties style:font-independent-line-spacing="true" style:writing-mode="lr-tb"/>
    </style:style>
    <style:style style:family="text" style:name="a300">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9c98" style:text-line-through-type="none" style:text-line-through-style="none" style:text-line-through-width="auto" style:text-line-through-color="font-color" style:text-position="0% 100%" fo:font-family="Arial"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3366" style:text-line-through-type="none" style:text-line-through-style="none" style:text-line-through-width="auto" style:text-line-through-color="font-color" style:text-position="0% 100%" fo:font-family="Arial"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3">
      <style:graphic-properties fo:wrap-option="no-wrap" fo:padding-top="0.05in" fo:padding-bottom="0.05in" fo:padding-left="0.1in" fo:padding-right="0.1in" draw:textarea-vertical-align="middle" draw:textarea-horizontal-align="left" draw:fill="solid" draw:fill-color="#99cc99" draw:opacity="100%"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3366"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no-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73">
      <style:graphic-properties fo:wrap-option="no-wrap" fo:padding-top="0.05in" fo:padding-bottom="0.05in" fo:padding-left="0.1in" fo:padding-right="0.1in" draw:textarea-vertical-align="middle" draw:textarea-horizontal-align="left" draw:fill="solid" draw:fill-color="#003366" draw:opacity="100%" draw:stroke="none" draw:auto-grow-width="false" draw:auto-grow-height="false"/>
      <style:paragraph-properties style:font-independent-line-spacing="true" style:writing-mode="lr-tb"/>
    </style:style>
    <style:style style:family="text" style:name="a418">
      <style:text-properties fo:font-variant="normal" fo:text-transform="none" fo:color="#009c98" style:text-line-through-type="none" style:text-line-through-style="none" style:text-line-through-width="auto" style:text-line-through-color="font-color" style:text-position="0% 100%" fo:font-family="Arial" fo:font-size="0.5in" style:font-size-asian="0.5in" style:font-size-complex="0.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
      <style:text-properties fo:font-variant="normal" fo:text-transform="none" fo:color="#99cc99"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89">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1">
      <text:list-level-style-bullet text:level="1" text:bullet-char="l">
        <style:list-level-properties text:space-before="0.125in" text:min-label-width="0.25in"/>
        <style:text-properties fo:color="#003366" fo:font-family="Wingdings" style:font-pitch="variable" fo:font-size="65%"/>
      </text:list-level-style-bullet>
      <text:list-level-style-bullet text:level="2" text:bullet-char="l">
        <style:list-level-properties text:space-before="0.5625in" text:min-label-width="0.25in"/>
        <style:text-properties fo:color="#003366" fo:font-family="Wingdings" style:font-pitch="variable" fo:font-size="65%"/>
      </text:list-level-style-bullet>
      <text:list-level-style-bullet text:level="3" text:bullet-char="l">
        <style:list-level-properties text:space-before="1in" text:min-label-width="0.25in"/>
        <style:text-properties fo:color="#003366" fo:font-family="Wingdings" style:font-pitch="variable" fo:font-size="65%"/>
      </text:list-level-style-bullet>
      <text:list-level-style-bullet text:level="4" text:bullet-char="l">
        <style:list-level-properties text:space-before="1.5in" text:min-label-width="0.25in"/>
        <style:text-properties fo:color="#003366" fo:font-family="Wingdings" style:font-pitch="variable" fo:font-size="65%"/>
      </text:list-level-style-bullet>
      <text:list-level-style-bullet text:level="5" text:bullet-char="l">
        <style:list-level-properties text:space-before="2in" text:min-label-width="0.25in"/>
        <style:text-properties fo:color="#003366" fo:font-family="Wingdings" style:font-pitch="variable" fo:font-size="65%"/>
      </text:list-level-style-bullet>
      <text:list-level-style-bullet text:level="6" text:bullet-char="l">
        <style:list-level-properties text:space-before="2.5in" text:min-label-width="0.25in"/>
        <style:text-properties fo:color="#003366" fo:font-family="Wingdings" style:font-pitch="variable" fo:font-size="65%"/>
      </text:list-level-style-bullet>
      <text:list-level-style-bullet text:level="7" text:bullet-char="l">
        <style:list-level-properties text:space-before="3in" text:min-label-width="0.25in"/>
        <style:text-properties fo:color="#003366" fo:font-family="Wingdings" style:font-pitch="variable" fo:font-size="65%"/>
      </text:list-level-style-bullet>
      <text:list-level-style-bullet text:level="8" text:bullet-char="l">
        <style:list-level-properties text:space-before="3.5in" text:min-label-width="0.25in"/>
        <style:text-properties fo:color="#003366" fo:font-family="Wingdings" style:font-pitch="variable" fo:font-size="65%"/>
      </text:list-level-style-bullet>
      <text:list-level-style-bullet text:level="9" text:bullet-char="l">
        <style:list-level-properties text:space-before="4in" text:min-label-width="0.25in"/>
        <style:text-properties fo:color="#003366" fo:font-family="Wingdings" style:font-pitch="variable" fo:font-size="65%"/>
      </text:list-level-style-bullet>
    </text:list-style>
    <text:list-style style:name="a47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40">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5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4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2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4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12">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6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387">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93">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80">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00">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97">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25">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60">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8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0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29">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6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0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8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26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32">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5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23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2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20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7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40">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4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6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72">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4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33">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12">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7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37">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2">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63">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4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08">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2">
      <text:list-level-style-bullet text:level="1" text:bullet-char="–">
        <style:list-level-properties text:space-before="0.0625in" text:min-label-width="0.3125in"/>
        <style:text-properties fo:color="#003366" fo:font-size="75%"/>
      </text:list-level-style-bullet>
      <text:list-level-style-bullet text:level="2" text:bullet-char="–">
        <style:list-level-properties text:space-before="0.5in" text:min-label-width="0.3125in"/>
        <style:text-properties fo:color="#003366" fo:font-size="75%"/>
      </text:list-level-style-bullet>
      <text:list-level-style-bullet text:level="3" text:bullet-char="–">
        <style:list-level-properties text:space-before="0.9375in" text:min-label-width="0.3125in"/>
        <style:text-properties fo:color="#003366" fo:font-size="75%"/>
      </text:list-level-style-bullet>
      <text:list-level-style-bullet text:level="4" text:bullet-char="–">
        <style:list-level-properties text:space-before="1.4375in" text:min-label-width="0.3125in"/>
        <style:text-properties fo:color="#003366" fo:font-size="75%"/>
      </text:list-level-style-bullet>
      <text:list-level-style-bullet text:level="5" text:bullet-char="–">
        <style:list-level-properties text:space-before="1.9375in" text:min-label-width="0.3125in"/>
        <style:text-properties fo:color="#003366" fo:font-size="75%"/>
      </text:list-level-style-bullet>
      <text:list-level-style-bullet text:level="6" text:bullet-char="–">
        <style:list-level-properties text:space-before="2.4375in" text:min-label-width="0.3125in"/>
        <style:text-properties fo:color="#003366" fo:font-size="75%"/>
      </text:list-level-style-bullet>
      <text:list-level-style-bullet text:level="7" text:bullet-char="–">
        <style:list-level-properties text:space-before="2.9375in" text:min-label-width="0.3125in"/>
        <style:text-properties fo:color="#003366" fo:font-size="75%"/>
      </text:list-level-style-bullet>
      <text:list-level-style-bullet text:level="8" text:bullet-char="–">
        <style:list-level-properties text:space-before="3.4375in" text:min-label-width="0.3125in"/>
        <style:text-properties fo:color="#003366" fo:font-size="75%"/>
      </text:list-level-style-bullet>
      <text:list-level-style-bullet text:level="9" text:bullet-char="–">
        <style:list-level-properties text:space-before="3.9375in" text:min-label-width="0.3125in"/>
        <style:text-properties fo:color="#003366" fo:font-size="75%"/>
      </text:list-level-style-bullet>
    </text:list-style>
    <text:list-style style:name="a180">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5">
      <text:list-level-style-bullet text:level="1" text:bullet-char="l">
        <style:list-level-properties text:space-before="0.125in" text:min-label-width="0.25in"/>
        <style:text-properties fo:color="#003366" fo:font-family="Wingdings" style:font-pitch="variable" fo:font-size="75%"/>
      </text:list-level-style-bullet>
      <text:list-level-style-bullet text:level="2" text:bullet-char="l">
        <style:list-level-properties text:space-before="0.5625in" text:min-label-width="0.25in"/>
        <style:text-properties fo:color="#003366" fo:font-family="Wingdings" style:font-pitch="variable" fo:font-size="75%"/>
      </text:list-level-style-bullet>
      <text:list-level-style-bullet text:level="3" text:bullet-char="l">
        <style:list-level-properties text:space-before="1in" text:min-label-width="0.25in"/>
        <style:text-properties fo:color="#003366" fo:font-family="Wingdings" style:font-pitch="variable" fo:font-size="75%"/>
      </text:list-level-style-bullet>
      <text:list-level-style-bullet text:level="4" text:bullet-char="l">
        <style:list-level-properties text:space-before="1.5in" text:min-label-width="0.25in"/>
        <style:text-properties fo:color="#003366" fo:font-family="Wingdings" style:font-pitch="variable" fo:font-size="75%"/>
      </text:list-level-style-bullet>
      <text:list-level-style-bullet text:level="5" text:bullet-char="l">
        <style:list-level-properties text:space-before="2in" text:min-label-width="0.25in"/>
        <style:text-properties fo:color="#003366" fo:font-family="Wingdings" style:font-pitch="variable" fo:font-size="75%"/>
      </text:list-level-style-bullet>
      <text:list-level-style-bullet text:level="6" text:bullet-char="l">
        <style:list-level-properties text:space-before="2.5in" text:min-label-width="0.25in"/>
        <style:text-properties fo:color="#003366" fo:font-family="Wingdings" style:font-pitch="variable" fo:font-size="75%"/>
      </text:list-level-style-bullet>
      <text:list-level-style-bullet text:level="7" text:bullet-char="l">
        <style:list-level-properties text:space-before="3in" text:min-label-width="0.25in"/>
        <style:text-properties fo:color="#003366" fo:font-family="Wingdings" style:font-pitch="variable" fo:font-size="75%"/>
      </text:list-level-style-bullet>
      <text:list-level-style-bullet text:level="8" text:bullet-char="l">
        <style:list-level-properties text:space-before="3.5in" text:min-label-width="0.25in"/>
        <style:text-properties fo:color="#003366" fo:font-family="Wingdings" style:font-pitch="variable" fo:font-size="75%"/>
      </text:list-level-style-bullet>
      <text:list-level-style-bullet text:level="9" text:bullet-char="l">
        <style:list-level-properties text:space-before="4in" text:min-label-width="0.25in"/>
        <style:text-properties fo:color="#003366" fo:font-family="Wingdings" style:font-pitch="variable" fo:font-size="75%"/>
      </text:list-level-style-bullet>
    </text:list-style>
    <text:list-style style:name="a211">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text:list-style style:name="a18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8">
      <text:list-level-style-bullet text:level="1" text:bullet-char="–">
        <style:list-level-properties text:space-before="0.125in" text:min-label-width="0.25in"/>
        <style:text-properties fo:color="#003366" fo:font-size="80%"/>
      </text:list-level-style-bullet>
      <text:list-level-style-bullet text:level="2" text:bullet-char="–">
        <style:list-level-properties text:space-before="0.5625in" text:min-label-width="0.25in"/>
        <style:text-properties fo:color="#003366" fo:font-size="80%"/>
      </text:list-level-style-bullet>
      <text:list-level-style-bullet text:level="3" text:bullet-char="–">
        <style:list-level-properties text:space-before="1in" text:min-label-width="0.25in"/>
        <style:text-properties fo:color="#003366" fo:font-size="80%"/>
      </text:list-level-style-bullet>
      <text:list-level-style-bullet text:level="4" text:bullet-char="–">
        <style:list-level-properties text:space-before="1.5in" text:min-label-width="0.25in"/>
        <style:text-properties fo:color="#003366" fo:font-size="80%"/>
      </text:list-level-style-bullet>
      <text:list-level-style-bullet text:level="5" text:bullet-char="–">
        <style:list-level-properties text:space-before="2in" text:min-label-width="0.25in"/>
        <style:text-properties fo:color="#003366" fo:font-size="80%"/>
      </text:list-level-style-bullet>
      <text:list-level-style-bullet text:level="6" text:bullet-char="–">
        <style:list-level-properties text:space-before="2.5in" text:min-label-width="0.25in"/>
        <style:text-properties fo:color="#003366" fo:font-size="80%"/>
      </text:list-level-style-bullet>
      <text:list-level-style-bullet text:level="7" text:bullet-char="–">
        <style:list-level-properties text:space-before="3in" text:min-label-width="0.25in"/>
        <style:text-properties fo:color="#003366" fo:font-size="80%"/>
      </text:list-level-style-bullet>
      <text:list-level-style-bullet text:level="8" text:bullet-char="–">
        <style:list-level-properties text:space-before="3.5in" text:min-label-width="0.25in"/>
        <style:text-properties fo:color="#003366" fo:font-size="80%"/>
      </text:list-level-style-bullet>
      <text:list-level-style-bullet text:level="9" text:bullet-char="–">
        <style:list-level-properties text:space-before="4in" text:min-label-width="0.25in"/>
        <style:text-properties fo:color="#003366" fo:font-size="80%"/>
      </text:list-level-style-bullet>
    </text:list-style>
    <text:list-style style:name="a43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72">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00">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8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376">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04">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408">
      <text:list-level-style-bullet text:level="1" text:bullet-char="l">
        <style:list-level-properties text:space-before="0in"/>
        <style:text-properties fo:color="#003366" fo:font-family="Wingdings" style:font-pitch="variable" fo:font-size="75%"/>
      </text:list-level-style-bullet>
      <text:list-level-style-bullet text:level="2" text:bullet-char="l">
        <style:list-level-properties text:space-before="0.8125in"/>
        <style:text-properties fo:color="#003366" fo:font-family="Wingdings" style:font-pitch="variable" fo:font-size="75%"/>
      </text:list-level-style-bullet>
      <text:list-level-style-bullet text:level="3" text:bullet-char="l">
        <style:list-level-properties text:space-before="1.25in"/>
        <style:text-properties fo:color="#003366" fo:font-family="Wingdings" style:font-pitch="variable" fo:font-size="75%"/>
      </text:list-level-style-bullet>
      <text:list-level-style-bullet text:level="4" text:bullet-char="l">
        <style:list-level-properties text:space-before="1.75in"/>
        <style:text-properties fo:color="#003366" fo:font-family="Wingdings" style:font-pitch="variable" fo:font-size="75%"/>
      </text:list-level-style-bullet>
      <text:list-level-style-bullet text:level="5" text:bullet-char="l">
        <style:list-level-properties text:space-before="2.25in"/>
        <style:text-properties fo:color="#003366" fo:font-family="Wingdings" style:font-pitch="variable" fo:font-size="75%"/>
      </text:list-level-style-bullet>
      <text:list-level-style-bullet text:level="6" text:bullet-char="l">
        <style:list-level-properties text:space-before="2.75in"/>
        <style:text-properties fo:color="#003366" fo:font-family="Wingdings" style:font-pitch="variable" fo:font-size="75%"/>
      </text:list-level-style-bullet>
      <text:list-level-style-bullet text:level="7" text:bullet-char="l">
        <style:list-level-properties text:space-before="3.25in"/>
        <style:text-properties fo:color="#003366" fo:font-family="Wingdings" style:font-pitch="variable" fo:font-size="75%"/>
      </text:list-level-style-bullet>
      <text:list-level-style-bullet text:level="8" text:bullet-char="l">
        <style:list-level-properties text:space-before="3.75in"/>
        <style:text-properties fo:color="#003366" fo:font-family="Wingdings" style:font-pitch="variable" fo:font-size="75%"/>
      </text:list-level-style-bullet>
      <text:list-level-style-bullet text:level="9" text:bullet-char="l">
        <style:list-level-properties text:space-before="4.25in"/>
        <style:text-properties fo:color="#003366" fo:font-family="Wingdings" style:font-pitch="variable" fo:font-size="75%"/>
      </text:list-level-style-bullet>
    </text:list-style>
    <text:list-style style:name="a159">
      <text:list-level-style-bullet text:level="1" text:bullet-char="l">
        <style:list-level-properties text:space-before="0in" text:min-label-width="0.375in"/>
        <style:text-properties fo:color="#003366" fo:font-family="Wingdings" style:font-pitch="variable" fo:font-size="75%"/>
      </text:list-level-style-bullet>
      <text:list-level-style-bullet text:level="2" text:bullet-char="l">
        <style:list-level-properties text:space-before="0.4375in" text:min-label-width="0.375in"/>
        <style:text-properties fo:color="#003366" fo:font-family="Wingdings" style:font-pitch="variable" fo:font-size="75%"/>
      </text:list-level-style-bullet>
      <text:list-level-style-bullet text:level="3" text:bullet-char="l">
        <style:list-level-properties text:space-before="0.875in" text:min-label-width="0.375in"/>
        <style:text-properties fo:color="#003366" fo:font-family="Wingdings" style:font-pitch="variable" fo:font-size="75%"/>
      </text:list-level-style-bullet>
      <text:list-level-style-bullet text:level="4" text:bullet-char="l">
        <style:list-level-properties text:space-before="1.375in" text:min-label-width="0.375in"/>
        <style:text-properties fo:color="#003366" fo:font-family="Wingdings" style:font-pitch="variable" fo:font-size="75%"/>
      </text:list-level-style-bullet>
      <text:list-level-style-bullet text:level="5" text:bullet-char="l">
        <style:list-level-properties text:space-before="1.875in" text:min-label-width="0.375in"/>
        <style:text-properties fo:color="#003366" fo:font-family="Wingdings" style:font-pitch="variable" fo:font-size="75%"/>
      </text:list-level-style-bullet>
      <text:list-level-style-bullet text:level="6" text:bullet-char="l">
        <style:list-level-properties text:space-before="2.375in" text:min-label-width="0.375in"/>
        <style:text-properties fo:color="#003366" fo:font-family="Wingdings" style:font-pitch="variable" fo:font-size="75%"/>
      </text:list-level-style-bullet>
      <text:list-level-style-bullet text:level="7" text:bullet-char="l">
        <style:list-level-properties text:space-before="2.875in" text:min-label-width="0.375in"/>
        <style:text-properties fo:color="#003366" fo:font-family="Wingdings" style:font-pitch="variable" fo:font-size="75%"/>
      </text:list-level-style-bullet>
      <text:list-level-style-bullet text:level="8" text:bullet-char="l">
        <style:list-level-properties text:space-before="3.375in" text:min-label-width="0.375in"/>
        <style:text-properties fo:color="#003366" fo:font-family="Wingdings" style:font-pitch="variable" fo:font-size="75%"/>
      </text:list-level-style-bullet>
      <text:list-level-style-bullet text:level="9" text:bullet-char="l">
        <style:list-level-properties text:space-before="3.875in" text:min-label-width="0.375in"/>
        <style:text-properties fo:color="#003366" fo:font-family="Wingdings" style:font-pitch="variable" fo:font-size="75%"/>
      </text:list-level-style-bullet>
    </text:list-style>
  </office:automatic-styles>
  <office:master-styles>
    <draw:layer-set>
      <draw:layer draw:name="Master1-bg" draw:protected="true"/>
    </draw:layer-set>
    <style:master-page style:name="Master1-Capsules" style:page-layout-name="pageLayout1" draw:style-name="a0">
      <draw:g draw:name="Group 2" draw:id="id0">
        <svg:title/>
        <svg:desc/>
        <draw:custom-shape svg:x="0in" svg:y="0in" svg:width="0.83333in" svg:height="7.5in" draw:id="id10" draw:style-name="a43" draw:name="Rectangle 3">
          <svg:title/>
          <svg:desc/>
          <text:list text:style-name="a42">
            <text:list-item>
              <text:p text:style-name="a41" text:class-names="" text:cond-style-name=""><text:span text:style-name="a40"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11" draw:style-name="a47" draw:name="Rectangle 4">
          <svg:title/>
          <svg:desc/>
          <text:list text:style-name="a46">
            <text:list-item>
              <text:p text:style-name="a45" text:class-names="" text:cond-style-name=""><text:span text:style-name="a44"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1" draw:style-name="a3" draw:name="AutoShape 5">
        <svg:title/>
        <svg:desc/>
        <text:p text:style-name="a2" text:class-names="" text:cond-style-name=""><text:span text:style-name="a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 presentation:style-name="a6" draw:name="Rectangle 6" svg:x="1in" svg:y="0.83333in" svg:width="8.75in" svg:height="1.25in" presentation:class="title" presentation:placeholder="false">
        <draw:text-box>
          <text:p text:style-name="a5" text:class-names="" text:cond-style-name=""><text:span text:style-name="a4" text:class-names="">Click to edit Master title style</text:span></text:p>
        </draw:text-box>
        <svg:title/>
        <svg:desc/>
      </draw:frame>
      <draw:frame draw:id="id3" presentation:style-name="a22" draw:name="Rectangle 7" svg:x="1in" svg:y="2.58333in" svg:width="8.75in" svg:height="4.08333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4" presentation:style-name="a25" draw:name="Rectangle 8" svg:x="7.66667in" svg:y="7.16667in" svg:width="2.08333in" svg:height="0.33333in" presentation:class="date-time" presentation:placeholder="false">
        <draw:text-box>
          <text:p text:style-name="a24" text:class-names="" text:cond-style-name=""><text:span text:style-name="a23" text:class-names=""/></text:p>
        </draw:text-box>
        <svg:title/>
        <svg:desc/>
      </draw:frame>
      <draw:frame draw:id="id5" presentation:style-name="a28" draw:name="Rectangle 9" svg:x="3.21181in" svg:y="7.14063in" svg:width="3.16667in" svg:height="0.33333in" presentation:class="footer" presentation:placeholder="false">
        <draw:text-box>
          <text:p text:style-name="a27" text:class-names="" text:cond-style-name=""><text:span text:style-name="a26" text:class-names=""/></text:p>
        </draw:text-box>
        <svg:title/>
        <svg:desc/>
      </draw:frame>
      <draw:frame draw:id="id6" presentation:style-name="a31" draw:name="Rectangle 10" svg:x="0.09201in" svg:y="6.9375in" svg:width="0.64236in" svg:height="0.53472in" presentation:class="page-number" presentation:placeholder="false">
        <draw:text-box>
          <text:p text:style-name="a30" text:class-names="" text:cond-style-name=""><text:span text:style-name="a29" text:class-names=""><text:page-number style:num-format="1" text:fixed="false"/></text:span></text:p>
        </draw:text-box>
        <svg:title/>
        <svg:desc/>
      </draw:frame>
      <draw:g draw:name="Group 11" draw:id="id7">
        <svg:title/>
        <svg:desc/>
        <draw:custom-shape svg:x="0.66667in" svg:y="2.16667in" svg:width="7.66667in" svg:height="0.34722in" draw:id="id8" draw:style-name="a35" draw:name="AutoShape 12">
          <svg:title/>
          <svg:desc/>
          <text:list text:style-name="a34">
            <text:list-item>
              <text:p text:style-name="a33" text:class-names="" text:cond-style-name=""><text:span text:style-name="a32"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9" draw:style-name="a39" draw:name="AutoShape 13">
          <svg:title/>
          <svg:desc/>
          <text:list text:style-name="a38">
            <text:list-item>
              <text:p text:style-name="a37" text:class-names="" text:cond-style-name=""><text:span text:style-name="a36"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style:master-page>
    <style:master-page style:name="Master1-Layout1-title-Slajd-tytułowy" style:page-layout-name="pageLayout1" draw:style-name="a48">
      <draw:custom-shape svg:x="0in" svg:y="0in" svg:width="5in" svg:height="7.5in" draw:id="id12" draw:style-name="a51" draw:name="Rectangle 2">
        <svg:title/>
        <svg:desc/>
        <text:p text:style-name="a50" text:class-names="" text:cond-style-name=""><text:span text:style-name="a49" text:class-names=""/></text:p>
        <draw:enhanced-geometry xmlns:dr3d="urn:oasis:names:tc:opendocument:xmlns:dr3d:1.0" draw:type="non-primitive" svg:viewBox="0 0 21600 21600" draw:enhanced-path="M 0 0 L 21600 0 21600 21600 0 21600 Z N"/>
      </draw:custom-shape>
      <draw:custom-shape svg:x="0.75in" svg:y="1.08333in" svg:width="5.66667in" svg:height="2.08333in" draw:id="id13" draw:style-name="a54" draw:name="AutoShape 3">
        <svg:title/>
        <svg:desc/>
        <text:p text:style-name="a53" text:class-names="" text:cond-style-name=""><text:span text:style-name="a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5" draw:id="id14">
        <svg:title/>
        <svg:desc/>
        <draw:custom-shape svg:x="3.97222in" svg:y="5.34722in" svg:width="5.05903in" svg:height="0.34722in" draw:id="id20" draw:style-name="a73" draw:name="AutoShape 6">
          <svg:title/>
          <svg:desc/>
          <text:list text:style-name="a72">
            <text:list-item>
              <text:p text:style-name="a71" text:class-names="" text:cond-style-name=""><text:span text:style-name="a70"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mirror-horizontal="true">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02083in" svg:y="5.34722in" svg:width="0.28472in" svg:height="0.34896in" draw:id="id21" draw:style-name="a77" draw:name="AutoShape 7">
          <svg:title/>
          <svg:desc/>
          <text:list text:style-name="a76">
            <text:list-item>
              <text:p text:style-name="a75" text:class-names="" text:cond-style-name=""><text:span text:style-name="a74"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15" presentation:style-name="a57" draw:name="Rectangle 4" svg:x="5.11111in" svg:y="3.20139in" svg:width="4in" svg:height="1.99306in" presentation:class="subtitle" presentation:placeholder="false">
        <draw:text-box>
          <text:p text:style-name="a56" text:class-names="" text:cond-style-name=""><text:span text:style-name="a55" text:class-names="">Click to edit Master subtitle style</text:span></text:p>
        </draw:text-box>
        <svg:title/>
        <svg:desc/>
      </draw:frame>
      <draw:frame draw:id="id16" presentation:style-name="a60" draw:name="Rectangle 11" svg:x="1.02431in" svg:y="1.55903in" svg:width="8.5in" svg:height="1.25in" presentation:class="title" presentation:placeholder="false">
        <draw:text-box>
          <text:p text:style-name="a59" text:class-names="" text:cond-style-name=""><text:span text:style-name="a58" text:class-names="">Click to edit Master title style</text:span></text:p>
        </draw:text-box>
        <svg:title/>
        <svg:desc/>
      </draw:frame>
      <draw:frame draw:id="id17" presentation:style-name="a63" draw:name="Rectangle 8" svg:x="2.91667in" svg:y="7.16667in" svg:width="2.08333in" svg:height="0.33333in" presentation:class="date-time" presentation:placeholder="false">
        <draw:text-box>
          <text:p text:style-name="a62" text:class-names="" text:cond-style-name=""><text:span text:style-name="a61" text:class-names=""/></text:p>
        </draw:text-box>
        <svg:title/>
        <svg:desc/>
      </draw:frame>
      <draw:frame draw:id="id18" presentation:style-name="a66" draw:name="Rectangle 9" svg:x="5.68229in" svg:y="7.16667in" svg:width="3.58681in" svg:height="0.33333in" presentation:class="footer" presentation:placeholder="false">
        <draw:text-box>
          <text:p text:style-name="a65" text:class-names="" text:cond-style-name=""><text:span text:style-name="a64" text:class-names=""/></text:p>
        </draw:text-box>
        <svg:title/>
        <svg:desc/>
      </draw:frame>
      <draw:frame draw:id="id19" presentation:style-name="a69" draw:name="Rectangle 10" svg:x="0.01042in" svg:y="6.95486in" svg:width="0.64236in" svg:height="0.53472in" presentation:class="page-number" presentation:placeholder="false">
        <draw:text-box>
          <text:p text:style-name="a68" text:class-names="" text:cond-style-name=""><text:span text:style-name="a67" text:class-names=""><text:page-number style:num-format="1" text:fixed="false"/></text:span></text:p>
        </draw:text-box>
        <svg:title/>
        <svg:desc/>
      </draw:frame>
    </style:master-page>
    <style:master-page style:name="Master1-Layout2-obj-Tytuł-i-zawartość" style:page-layout-name="pageLayout1" draw:style-name="a78">
      <draw:g draw:name="Group 2" draw:id="id22">
        <svg:title/>
        <svg:desc/>
        <draw:custom-shape svg:x="0in" svg:y="0in" svg:width="0.83333in" svg:height="7.5in" draw:id="id32" draw:layer="Master1-bg" draw:style-name="a109" draw:name="Rectangle 3">
          <svg:title/>
          <svg:desc/>
          <text:list text:style-name="a108">
            <text:list-item>
              <text:p text:style-name="a107" text:class-names="" text:cond-style-name=""><text:span text:style-name="a106"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33" draw:layer="Master1-bg" draw:style-name="a113" draw:name="Rectangle 4">
          <svg:title/>
          <svg:desc/>
          <text:list text:style-name="a112">
            <text:list-item>
              <text:p text:style-name="a111" text:class-names="" text:cond-style-name=""><text:span text:style-name="a110"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23" draw:layer="Master1-bg" draw:style-name="a81" draw:name="AutoShape 5">
        <svg:title/>
        <svg:desc/>
        <text:p text:style-name="a80" text:class-names="" text:cond-style-name=""><text:span text:style-name="a7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24">
        <svg:title/>
        <svg:desc/>
        <draw:custom-shape svg:x="0.66667in" svg:y="2.16667in" svg:width="7.66667in" svg:height="0.34722in" draw:id="id30" draw:layer="Master1-bg" draw:style-name="a101" draw:name="AutoShape 12">
          <svg:title/>
          <svg:desc/>
          <text:list text:style-name="a100">
            <text:list-item>
              <text:p text:style-name="a99" text:class-names="" text:cond-style-name=""><text:span text:style-name="a98"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31" draw:layer="Master1-bg" draw:style-name="a105" draw:name="AutoShape 13">
          <svg:title/>
          <svg:desc/>
          <text:list text:style-name="a104">
            <text:list-item>
              <text:p text:style-name="a103" text:class-names="" text:cond-style-name=""><text:span text:style-name="a102"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25" presentation:style-name="a84" draw:name="Tytuł 1" svg:x="1in" svg:y="0.83333in" svg:width="8.75in" svg:height="1.25in" presentation:class="title" presentation:placeholder="false">
        <draw:text-box>
          <text:p text:style-name="a83" text:class-names="" text:cond-style-name=""><text:span text:style-name="a82" text:class-names="">Kliknij, aby edytować styl</text:span></text:p>
        </draw:text-box>
        <svg:title/>
        <svg:desc/>
      </draw:frame>
      <draw:frame draw:id="id26" presentation:style-name="a88" draw:name="Symbol zastępczy zawartości 2" svg:x="1in" svg:y="2.58333in" svg:width="8.75in" svg:height="4.08333in" presentation:class="object" presentation:placeholder="false">
        <draw:text-box>
          <text:list text:style-name="a87">
            <text:list-item>
              <text:p text:style-name="a86" text:class-names="" text:cond-style-name=""><text:span text:style-name="a85" text:class-names="">Edytuj style wzorca tekstu
Drugi poziom
Trzeci poziom
Czwarty poziom
Piąty poziom</text:span></text:p>
            </text:list-item>
          </text:list>
        </draw:text-box>
        <svg:title/>
        <svg:desc/>
      </draw:frame>
      <draw:frame draw:id="id27" presentation:style-name="a91" draw:name="Rectangle 8" svg:x="7.66667in" svg:y="7.16667in" svg:width="2.08333in" svg:height="0.33333in" presentation:class="date-time" presentation:placeholder="false">
        <draw:text-box>
          <text:p text:style-name="a90" text:class-names="" text:cond-style-name=""><text:span text:style-name="a89" text:class-names=""/></text:p>
        </draw:text-box>
        <svg:title/>
        <svg:desc/>
      </draw:frame>
      <draw:frame draw:id="id28" presentation:style-name="a94" draw:name="Rectangle 9" svg:x="3.21181in" svg:y="7.14063in" svg:width="3.16667in" svg:height="0.33333in" presentation:class="footer" presentation:placeholder="false">
        <draw:text-box>
          <text:p text:style-name="a93" text:class-names="" text:cond-style-name=""><text:span text:style-name="a92" text:class-names=""/></text:p>
        </draw:text-box>
        <svg:title/>
        <svg:desc/>
      </draw:frame>
      <draw:frame draw:id="id29" presentation:style-name="a97" draw:name="Rectangle 10" svg:x="0.09201in" svg:y="6.9375in" svg:width="0.64236in" svg:height="0.53472in" presentation:class="page-number" presentation:placeholder="false">
        <draw:text-box>
          <text:p text:style-name="a96" text:class-names="" text:cond-style-name=""><text:span text:style-name="a95" text:class-names=""><text:page-number style:num-format="1" text:fixed="false"/></text:span></text:p>
        </draw:text-box>
        <svg:title/>
        <svg:desc/>
      </draw:frame>
    </style:master-page>
    <style:master-page style:name="Master1-Layout3-secHead-Nagłówek-sekcji" style:page-layout-name="pageLayout1" draw:style-name="a114">
      <draw:g draw:name="Group 2" draw:id="id34">
        <svg:title/>
        <svg:desc/>
        <draw:custom-shape svg:x="0in" svg:y="0in" svg:width="0.83333in" svg:height="7.5in" draw:id="id44" draw:layer="Master1-bg" draw:style-name="a145" draw:name="Rectangle 3">
          <svg:title/>
          <svg:desc/>
          <text:list text:style-name="a144">
            <text:list-item>
              <text:p text:style-name="a143" text:class-names="" text:cond-style-name=""><text:span text:style-name="a142"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45" draw:layer="Master1-bg" draw:style-name="a149" draw:name="Rectangle 4">
          <svg:title/>
          <svg:desc/>
          <text:list text:style-name="a148">
            <text:list-item>
              <text:p text:style-name="a147" text:class-names="" text:cond-style-name=""><text:span text:style-name="a146"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35" draw:layer="Master1-bg" draw:style-name="a117" draw:name="AutoShape 5">
        <svg:title/>
        <svg:desc/>
        <text:p text:style-name="a116" text:class-names="" text:cond-style-name=""><text:span text:style-name="a1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36">
        <svg:title/>
        <svg:desc/>
        <draw:custom-shape svg:x="0.66667in" svg:y="2.16667in" svg:width="7.66667in" svg:height="0.34722in" draw:id="id42" draw:layer="Master1-bg" draw:style-name="a137" draw:name="AutoShape 12">
          <svg:title/>
          <svg:desc/>
          <text:list text:style-name="a136">
            <text:list-item>
              <text:p text:style-name="a135" text:class-names="" text:cond-style-name=""><text:span text:style-name="a134"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43" draw:layer="Master1-bg" draw:style-name="a141" draw:name="AutoShape 13">
          <svg:title/>
          <svg:desc/>
          <text:list text:style-name="a140">
            <text:list-item>
              <text:p text:style-name="a139" text:class-names="" text:cond-style-name=""><text:span text:style-name="a138"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37" presentation:style-name="a120" draw:name="Tytuł 1" svg:x="0.68229in" svg:y="1.86979in" svg:width="8.625in" svg:height="3.11979in" presentation:class="title" presentation:placeholder="false">
        <draw:text-box>
          <text:p text:style-name="a119" text:class-names="" text:cond-style-name=""><text:span text:style-name="a118" text:class-names="">Kliknij, aby edytować styl</text:span></text:p>
        </draw:text-box>
        <svg:title/>
        <svg:desc/>
      </draw:frame>
      <draw:frame draw:id="id38" presentation:style-name="a124" draw:name="Symbol zastępczy tekstu 2" svg:x="0.68229in" svg:y="5.0191in" svg:width="8.625in" svg:height="1.64062in" presentation:class="outline" presentation:placeholder="false">
        <draw:text-box>
          <text:list text:style-name="a123">
            <text:list-item>
              <text:p text:style-name="a122" text:class-names="" text:cond-style-name=""><text:span text:style-name="a121" text:class-names="">Edytuj style wzorca tekstu
Drugi poziom
Trzeci poziom
Czwarty poziom
Piąty poziom</text:span></text:p>
            </text:list-item>
          </text:list>
        </draw:text-box>
        <svg:title/>
        <svg:desc/>
      </draw:frame>
      <draw:frame draw:id="id39" presentation:style-name="a127" draw:name="Rectangle 8" svg:x="7.66667in" svg:y="7.16667in" svg:width="2.08333in" svg:height="0.33333in" presentation:class="date-time" presentation:placeholder="false">
        <draw:text-box>
          <text:p text:style-name="a126" text:class-names="" text:cond-style-name=""><text:span text:style-name="a125" text:class-names=""/></text:p>
        </draw:text-box>
        <svg:title/>
        <svg:desc/>
      </draw:frame>
      <draw:frame draw:id="id40" presentation:style-name="a130" draw:name="Rectangle 9" svg:x="3.21181in" svg:y="7.14063in" svg:width="3.16667in" svg:height="0.33333in" presentation:class="footer" presentation:placeholder="false">
        <draw:text-box>
          <text:p text:style-name="a129" text:class-names="" text:cond-style-name=""><text:span text:style-name="a128" text:class-names=""/></text:p>
        </draw:text-box>
        <svg:title/>
        <svg:desc/>
      </draw:frame>
      <draw:frame draw:id="id41" presentation:style-name="a133" draw:name="Rectangle 10" svg:x="0.09201in" svg:y="6.9375in" svg:width="0.64236in" svg:height="0.53472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4-twoObj-Dwa-elementy-zawartości" style:page-layout-name="pageLayout1" draw:style-name="a150">
      <draw:g draw:name="Group 2" draw:id="id46">
        <svg:title/>
        <svg:desc/>
        <draw:custom-shape svg:x="0in" svg:y="0in" svg:width="0.83333in" svg:height="7.5in" draw:id="id57" draw:layer="Master1-bg" draw:style-name="a185" draw:name="Rectangle 3">
          <svg:title/>
          <svg:desc/>
          <text:list text:style-name="a184">
            <text:list-item>
              <text:p text:style-name="a183" text:class-names="" text:cond-style-name=""><text:span text:style-name="a182"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58" draw:layer="Master1-bg" draw:style-name="a189" draw:name="Rectangle 4">
          <svg:title/>
          <svg:desc/>
          <text:list text:style-name="a188">
            <text:list-item>
              <text:p text:style-name="a187" text:class-names="" text:cond-style-name=""><text:span text:style-name="a186"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47" draw:layer="Master1-bg" draw:style-name="a153" draw:name="AutoShape 5">
        <svg:title/>
        <svg:desc/>
        <text:p text:style-name="a152" text:class-names="" text:cond-style-name=""><text:span text:style-name="a1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48">
        <svg:title/>
        <svg:desc/>
        <draw:custom-shape svg:x="0.66667in" svg:y="2.16667in" svg:width="7.66667in" svg:height="0.34722in" draw:id="id55" draw:layer="Master1-bg" draw:style-name="a177" draw:name="AutoShape 12">
          <svg:title/>
          <svg:desc/>
          <text:list text:style-name="a176">
            <text:list-item>
              <text:p text:style-name="a175" text:class-names="" text:cond-style-name=""><text:span text:style-name="a174"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56" draw:layer="Master1-bg" draw:style-name="a181" draw:name="AutoShape 13">
          <svg:title/>
          <svg:desc/>
          <text:list text:style-name="a180">
            <text:list-item>
              <text:p text:style-name="a179" text:class-names="" text:cond-style-name=""><text:span text:style-name="a178"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49" presentation:style-name="a156" draw:name="Tytuł 1" svg:x="1in" svg:y="0.83333in" svg:width="8.75in" svg:height="1.25in" presentation:class="title" presentation:placeholder="false">
        <draw:text-box>
          <text:p text:style-name="a155" text:class-names="" text:cond-style-name=""><text:span text:style-name="a154" text:class-names="">Kliknij, aby edytować styl</text:span></text:p>
        </draw:text-box>
        <svg:title/>
        <svg:desc/>
      </draw:frame>
      <draw:frame draw:id="id50" presentation:style-name="a160" draw:name="Symbol zastępczy zawartości 2" svg:x="1in" svg:y="2.58333in" svg:width="4.29167in" svg:height="4.08333in" presentation:class="object" presentation:placeholder="false">
        <draw:text-box>
          <text:list text:style-name="a159">
            <text:list-item>
              <text:p text:style-name="a158" text:class-names="" text:cond-style-name=""><text:span text:style-name="a157" text:class-names="">Edytuj style wzorca tekstu
Drugi poziom
Trzeci poziom
Czwarty poziom
Piąty poziom</text:span></text:p>
            </text:list-item>
          </text:list>
        </draw:text-box>
        <svg:title/>
        <svg:desc/>
      </draw:frame>
      <draw:frame draw:id="id51" presentation:style-name="a164" draw:name="Symbol zastępczy zawartości 3" svg:x="5.45833in" svg:y="2.58333in" svg:width="4.29167in" svg:height="4.08333in" presentation:class="object" presentation:placeholder="false">
        <draw:text-box>
          <text:list text:style-name="a163">
            <text:list-item>
              <text:p text:style-name="a162" text:class-names="" text:cond-style-name=""><text:span text:style-name="a161" text:class-names="">Edytuj style wzorca tekstu
Drugi poziom
Trzeci poziom
Czwarty poziom
Piąty poziom</text:span></text:p>
            </text:list-item>
          </text:list>
        </draw:text-box>
        <svg:title/>
        <svg:desc/>
      </draw:frame>
      <draw:frame draw:id="id52" presentation:style-name="a167" draw:name="Rectangle 8" svg:x="7.66667in" svg:y="7.16667in" svg:width="2.08333in" svg:height="0.33333in" presentation:class="date-time" presentation:placeholder="false">
        <draw:text-box>
          <text:p text:style-name="a166" text:class-names="" text:cond-style-name=""><text:span text:style-name="a165" text:class-names=""/></text:p>
        </draw:text-box>
        <svg:title/>
        <svg:desc/>
      </draw:frame>
      <draw:frame draw:id="id53" presentation:style-name="a170" draw:name="Rectangle 9" svg:x="3.21181in" svg:y="7.14063in" svg:width="3.16667in" svg:height="0.33333in" presentation:class="footer" presentation:placeholder="false">
        <draw:text-box>
          <text:p text:style-name="a169" text:class-names="" text:cond-style-name=""><text:span text:style-name="a168" text:class-names=""/></text:p>
        </draw:text-box>
        <svg:title/>
        <svg:desc/>
      </draw:frame>
      <draw:frame draw:id="id54" presentation:style-name="a173" draw:name="Rectangle 10" svg:x="0.09201in" svg:y="6.9375in" svg:width="0.64236in" svg:height="0.53472in" presentation:class="page-number" presentation:placeholder="false">
        <draw:text-box>
          <text:p text:style-name="a172" text:class-names="" text:cond-style-name=""><text:span text:style-name="a171" text:class-names=""><text:page-number style:num-format="1" text:fixed="false"/></text:span></text:p>
        </draw:text-box>
        <svg:title/>
        <svg:desc/>
      </draw:frame>
    </style:master-page>
    <style:master-page style:name="Master1-Layout5-twoTxTwoObj-Porównanie" style:page-layout-name="pageLayout1" draw:style-name="a190">
      <draw:g draw:name="Group 2" draw:id="id59">
        <svg:title/>
        <svg:desc/>
        <draw:custom-shape svg:x="0in" svg:y="0in" svg:width="0.83333in" svg:height="7.5in" draw:id="id72" draw:layer="Master1-bg" draw:style-name="a233" draw:name="Rectangle 3">
          <svg:title/>
          <svg:desc/>
          <text:list text:style-name="a232">
            <text:list-item>
              <text:p text:style-name="a231" text:class-names="" text:cond-style-name=""><text:span text:style-name="a230"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73" draw:layer="Master1-bg" draw:style-name="a237" draw:name="Rectangle 4">
          <svg:title/>
          <svg:desc/>
          <text:list text:style-name="a236">
            <text:list-item>
              <text:p text:style-name="a235" text:class-names="" text:cond-style-name=""><text:span text:style-name="a234"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60" draw:layer="Master1-bg" draw:style-name="a193" draw:name="AutoShape 5">
        <svg:title/>
        <svg:desc/>
        <text:p text:style-name="a192" text:class-names="" text:cond-style-name=""><text:span text:style-name="a19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61">
        <svg:title/>
        <svg:desc/>
        <draw:custom-shape svg:x="0.66667in" svg:y="2.16667in" svg:width="7.66667in" svg:height="0.34722in" draw:id="id70" draw:layer="Master1-bg" draw:style-name="a225" draw:name="AutoShape 12">
          <svg:title/>
          <svg:desc/>
          <text:list text:style-name="a224">
            <text:list-item>
              <text:p text:style-name="a223" text:class-names="" text:cond-style-name=""><text:span text:style-name="a222"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71" draw:layer="Master1-bg" draw:style-name="a229" draw:name="AutoShape 13">
          <svg:title/>
          <svg:desc/>
          <text:list text:style-name="a228">
            <text:list-item>
              <text:p text:style-name="a227" text:class-names="" text:cond-style-name=""><text:span text:style-name="a226"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62" presentation:style-name="a196" draw:name="Tytuł 1" svg:x="0.68924in" svg:y="0.39931in" svg:width="8.625in" svg:height="1.44965in" presentation:class="title" presentation:placeholder="false">
        <draw:text-box>
          <text:p text:style-name="a195" text:class-names="" text:cond-style-name=""><text:span text:style-name="a194" text:class-names="">Kliknij, aby edytować styl</text:span></text:p>
        </draw:text-box>
        <svg:title/>
        <svg:desc/>
      </draw:frame>
      <draw:frame draw:id="id63" presentation:style-name="a200" draw:name="Symbol zastępczy tekstu 2" svg:x="0.68924in" svg:y="1.83854in" svg:width="4.2309in" svg:height="0.90104in" presentation:class="outline" presentation:placeholder="false">
        <draw:text-box>
          <text:list text:style-name="a199">
            <text:list-item>
              <text:p text:style-name="a198" text:class-names="" text:cond-style-name=""><text:span text:style-name="a197" text:class-names="">Edytuj style wzorca tekstu
Drugi poziom
Trzeci poziom
Czwarty poziom
Piąty poziom</text:span></text:p>
            </text:list-item>
          </text:list>
        </draw:text-box>
        <svg:title/>
        <svg:desc/>
      </draw:frame>
      <draw:frame draw:id="id64" presentation:style-name="a204" draw:name="Symbol zastępczy zawartości 3" svg:x="0.68924in" svg:y="2.73958in" svg:width="4.2309in" svg:height="4.02951in" presentation:class="object" presentation:placeholder="false">
        <draw:text-box>
          <text:list text:style-name="a203">
            <text:list-item>
              <text:p text:style-name="a202" text:class-names="" text:cond-style-name=""><text:span text:style-name="a201" text:class-names="">Edytuj style wzorca tekstu
Drugi poziom
Trzeci poziom
Czwarty poziom
Piąty poziom</text:span></text:p>
            </text:list-item>
          </text:list>
        </draw:text-box>
        <svg:title/>
        <svg:desc/>
      </draw:frame>
      <draw:frame draw:id="id65" presentation:style-name="a208" draw:name="Symbol zastępczy tekstu 4" svg:x="5.0625in" svg:y="1.83854in" svg:width="4.25174in" svg:height="0.90104in" presentation:class="outline" presentation:placeholder="false">
        <draw:text-box>
          <text:list text:style-name="a207">
            <text:list-item>
              <text:p text:style-name="a206" text:class-names="" text:cond-style-name=""><text:span text:style-name="a205" text:class-names="">Edytuj style wzorca tekstu
Drugi poziom
Trzeci poziom
Czwarty poziom
Piąty poziom</text:span></text:p>
            </text:list-item>
          </text:list>
        </draw:text-box>
        <svg:title/>
        <svg:desc/>
      </draw:frame>
      <draw:frame draw:id="id66" presentation:style-name="a212" draw:name="Symbol zastępczy zawartości 5" svg:x="5.0625in" svg:y="2.73958in" svg:width="4.25174in" svg:height="4.02951in" presentation:class="object" presentation:placeholder="false">
        <draw:text-box>
          <text:list text:style-name="a211">
            <text:list-item>
              <text:p text:style-name="a210" text:class-names="" text:cond-style-name=""><text:span text:style-name="a209" text:class-names="">Edytuj style wzorca tekstu
Drugi poziom
Trzeci poziom
Czwarty poziom
Piąty poziom</text:span></text:p>
            </text:list-item>
          </text:list>
        </draw:text-box>
        <svg:title/>
        <svg:desc/>
      </draw:frame>
      <draw:frame draw:id="id67" presentation:style-name="a215" draw:name="Rectangle 8" svg:x="7.66667in" svg:y="7.16667in" svg:width="2.08333in" svg:height="0.33333in" presentation:class="date-time" presentation:placeholder="false">
        <draw:text-box>
          <text:p text:style-name="a214" text:class-names="" text:cond-style-name=""><text:span text:style-name="a213" text:class-names=""/></text:p>
        </draw:text-box>
        <svg:title/>
        <svg:desc/>
      </draw:frame>
      <draw:frame draw:id="id68" presentation:style-name="a218" draw:name="Rectangle 9" svg:x="3.21181in" svg:y="7.14063in" svg:width="3.16667in" svg:height="0.33333in" presentation:class="footer" presentation:placeholder="false">
        <draw:text-box>
          <text:p text:style-name="a217" text:class-names="" text:cond-style-name=""><text:span text:style-name="a216" text:class-names=""/></text:p>
        </draw:text-box>
        <svg:title/>
        <svg:desc/>
      </draw:frame>
      <draw:frame draw:id="id69" presentation:style-name="a221" draw:name="Rectangle 10" svg:x="0.09201in" svg:y="6.9375in" svg:width="0.64236in" svg:height="0.53472in" presentation:class="page-number" presentation:placeholder="false">
        <draw:text-box>
          <text:p text:style-name="a220" text:class-names="" text:cond-style-name=""><text:span text:style-name="a219" text:class-names=""><text:page-number style:num-format="1" text:fixed="false"/></text:span></text:p>
        </draw:text-box>
        <svg:title/>
        <svg:desc/>
      </draw:frame>
    </style:master-page>
    <style:master-page style:name="Master1-Layout6-titleOnly-Tylko-tytuł" style:page-layout-name="pageLayout1" draw:style-name="a238">
      <draw:g draw:name="Group 2" draw:id="id74">
        <svg:title/>
        <svg:desc/>
        <draw:custom-shape svg:x="0in" svg:y="0in" svg:width="0.83333in" svg:height="7.5in" draw:id="id83" draw:layer="Master1-bg" draw:style-name="a265" draw:name="Rectangle 3">
          <svg:title/>
          <svg:desc/>
          <text:list text:style-name="a264">
            <text:list-item>
              <text:p text:style-name="a263" text:class-names="" text:cond-style-name=""><text:span text:style-name="a262"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84" draw:layer="Master1-bg" draw:style-name="a269" draw:name="Rectangle 4">
          <svg:title/>
          <svg:desc/>
          <text:list text:style-name="a268">
            <text:list-item>
              <text:p text:style-name="a267" text:class-names="" text:cond-style-name=""><text:span text:style-name="a266"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75" draw:layer="Master1-bg" draw:style-name="a241" draw:name="AutoShape 5">
        <svg:title/>
        <svg:desc/>
        <text:p text:style-name="a240" text:class-names="" text:cond-style-name=""><text:span text:style-name="a2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76">
        <svg:title/>
        <svg:desc/>
        <draw:custom-shape svg:x="0.66667in" svg:y="2.16667in" svg:width="7.66667in" svg:height="0.34722in" draw:id="id81" draw:layer="Master1-bg" draw:style-name="a257" draw:name="AutoShape 12">
          <svg:title/>
          <svg:desc/>
          <text:list text:style-name="a256">
            <text:list-item>
              <text:p text:style-name="a255" text:class-names="" text:cond-style-name=""><text:span text:style-name="a254"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82" draw:layer="Master1-bg" draw:style-name="a261" draw:name="AutoShape 13">
          <svg:title/>
          <svg:desc/>
          <text:list text:style-name="a260">
            <text:list-item>
              <text:p text:style-name="a259" text:class-names="" text:cond-style-name=""><text:span text:style-name="a258"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77" presentation:style-name="a244" draw:name="Tytuł 1" svg:x="1in" svg:y="0.83333in" svg:width="8.75in" svg:height="1.25in" presentation:class="title" presentation:placeholder="false">
        <draw:text-box>
          <text:p text:style-name="a243" text:class-names="" text:cond-style-name=""><text:span text:style-name="a242" text:class-names="">Kliknij, aby edytować styl</text:span></text:p>
        </draw:text-box>
        <svg:title/>
        <svg:desc/>
      </draw:frame>
      <draw:frame draw:id="id78" presentation:style-name="a247" draw:name="Rectangle 8" svg:x="7.66667in" svg:y="7.16667in" svg:width="2.08333in" svg:height="0.33333in" presentation:class="date-time" presentation:placeholder="false">
        <draw:text-box>
          <text:p text:style-name="a246" text:class-names="" text:cond-style-name=""><text:span text:style-name="a245" text:class-names=""/></text:p>
        </draw:text-box>
        <svg:title/>
        <svg:desc/>
      </draw:frame>
      <draw:frame draw:id="id79" presentation:style-name="a250" draw:name="Rectangle 9" svg:x="3.21181in" svg:y="7.14063in" svg:width="3.16667in" svg:height="0.33333in" presentation:class="footer" presentation:placeholder="false">
        <draw:text-box>
          <text:p text:style-name="a249" text:class-names="" text:cond-style-name=""><text:span text:style-name="a248" text:class-names=""/></text:p>
        </draw:text-box>
        <svg:title/>
        <svg:desc/>
      </draw:frame>
      <draw:frame draw:id="id80" presentation:style-name="a253" draw:name="Rectangle 10" svg:x="0.09201in" svg:y="6.9375in" svg:width="0.64236in" svg:height="0.53472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7-blank-Pusty" style:page-layout-name="pageLayout1" draw:style-name="a270">
      <draw:g draw:name="Group 2" draw:id="id85">
        <svg:title/>
        <svg:desc/>
        <draw:custom-shape svg:x="0in" svg:y="0in" svg:width="0.83333in" svg:height="7.5in" draw:id="id93" draw:layer="Master1-bg" draw:style-name="a294" draw:name="Rectangle 3">
          <svg:title/>
          <svg:desc/>
          <text:list text:style-name="a293">
            <text:list-item>
              <text:p text:style-name="a292" text:class-names="" text:cond-style-name=""><text:span text:style-name="a291"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94" draw:layer="Master1-bg" draw:style-name="a298" draw:name="Rectangle 4">
          <svg:title/>
          <svg:desc/>
          <text:list text:style-name="a297">
            <text:list-item>
              <text:p text:style-name="a296" text:class-names="" text:cond-style-name=""><text:span text:style-name="a295"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86" draw:layer="Master1-bg" draw:style-name="a273" draw:name="AutoShape 5">
        <svg:title/>
        <svg:desc/>
        <text:p text:style-name="a272" text:class-names="" text:cond-style-name=""><text:span text:style-name="a27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87">
        <svg:title/>
        <svg:desc/>
        <draw:custom-shape svg:x="0.66667in" svg:y="2.16667in" svg:width="7.66667in" svg:height="0.34722in" draw:id="id91" draw:layer="Master1-bg" draw:style-name="a286" draw:name="AutoShape 12">
          <svg:title/>
          <svg:desc/>
          <text:list text:style-name="a285">
            <text:list-item>
              <text:p text:style-name="a284" text:class-names="" text:cond-style-name=""><text:span text:style-name="a283"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92" draw:layer="Master1-bg" draw:style-name="a290" draw:name="AutoShape 13">
          <svg:title/>
          <svg:desc/>
          <text:list text:style-name="a289">
            <text:list-item>
              <text:p text:style-name="a288" text:class-names="" text:cond-style-name=""><text:span text:style-name="a287"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88" presentation:style-name="a276" draw:name="Rectangle 8" svg:x="7.66667in" svg:y="7.16667in" svg:width="2.08333in" svg:height="0.33333in" presentation:class="date-time" presentation:placeholder="false">
        <draw:text-box>
          <text:p text:style-name="a275" text:class-names="" text:cond-style-name=""><text:span text:style-name="a274" text:class-names=""/></text:p>
        </draw:text-box>
        <svg:title/>
        <svg:desc/>
      </draw:frame>
      <draw:frame draw:id="id89" presentation:style-name="a279" draw:name="Rectangle 9" svg:x="3.21181in" svg:y="7.14063in" svg:width="3.16667in" svg:height="0.33333in" presentation:class="footer" presentation:placeholder="false">
        <draw:text-box>
          <text:p text:style-name="a278" text:class-names="" text:cond-style-name=""><text:span text:style-name="a277" text:class-names=""/></text:p>
        </draw:text-box>
        <svg:title/>
        <svg:desc/>
      </draw:frame>
      <draw:frame draw:id="id90" presentation:style-name="a282" draw:name="Rectangle 10" svg:x="0.09201in" svg:y="6.9375in" svg:width="0.64236in" svg:height="0.53472in" presentation:class="page-number" presentation:placeholder="false">
        <draw:text-box>
          <text:p text:style-name="a281" text:class-names="" text:cond-style-name=""><text:span text:style-name="a280" text:class-names=""><text:page-number style:num-format="1" text:fixed="false"/></text:span></text:p>
        </draw:text-box>
        <svg:title/>
        <svg:desc/>
      </draw:frame>
    </style:master-page>
    <style:master-page style:name="Master1-Layout8-objTx-Zawartość-z-podpisem" style:page-layout-name="pageLayout1" draw:style-name="a299">
      <draw:g draw:name="Group 2" draw:id="id95">
        <svg:title/>
        <svg:desc/>
        <draw:custom-shape svg:x="0in" svg:y="0in" svg:width="0.83333in" svg:height="7.5in" draw:id="id106" draw:layer="Master1-bg" draw:style-name="a334" draw:name="Rectangle 3">
          <svg:title/>
          <svg:desc/>
          <text:list text:style-name="a333">
            <text:list-item>
              <text:p text:style-name="a332" text:class-names="" text:cond-style-name=""><text:span text:style-name="a331"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107" draw:layer="Master1-bg" draw:style-name="a338" draw:name="Rectangle 4">
          <svg:title/>
          <svg:desc/>
          <text:list text:style-name="a337">
            <text:list-item>
              <text:p text:style-name="a336" text:class-names="" text:cond-style-name=""><text:span text:style-name="a335"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96" draw:layer="Master1-bg" draw:style-name="a302" draw:name="AutoShape 5">
        <svg:title/>
        <svg:desc/>
        <text:p text:style-name="a301" text:class-names="" text:cond-style-name=""><text:span text:style-name="a3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97">
        <svg:title/>
        <svg:desc/>
        <draw:custom-shape svg:x="0.66667in" svg:y="2.16667in" svg:width="7.66667in" svg:height="0.34722in" draw:id="id104" draw:layer="Master1-bg" draw:style-name="a326" draw:name="AutoShape 12">
          <svg:title/>
          <svg:desc/>
          <text:list text:style-name="a325">
            <text:list-item>
              <text:p text:style-name="a324" text:class-names="" text:cond-style-name=""><text:span text:style-name="a323"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05" draw:layer="Master1-bg" draw:style-name="a330" draw:name="AutoShape 13">
          <svg:title/>
          <svg:desc/>
          <text:list text:style-name="a329">
            <text:list-item>
              <text:p text:style-name="a328" text:class-names="" text:cond-style-name=""><text:span text:style-name="a327"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98" presentation:style-name="a305" draw:name="Tytuł 1" svg:x="0.68924in" svg:y="0.5in" svg:width="3.22569in" svg:height="1.75in" presentation:class="title" presentation:placeholder="false">
        <draw:text-box>
          <text:p text:style-name="a304" text:class-names="" text:cond-style-name=""><text:span text:style-name="a303" text:class-names="">Kliknij, aby edytować styl</text:span></text:p>
        </draw:text-box>
        <svg:title/>
        <svg:desc/>
      </draw:frame>
      <draw:frame draw:id="id99" presentation:style-name="a309" draw:name="Symbol zastępczy zawartości 2" svg:x="4.25174in" svg:y="1.07986in" svg:width="5.0625in" svg:height="5.32986in" presentation:class="object" presentation:placeholder="false">
        <draw:text-box>
          <text:list text:style-name="a308">
            <text:list-item>
              <text:p text:style-name="a307" text:class-names="" text:cond-style-name=""><text:span text:style-name="a306" text:class-names="">Edytuj style wzorca tekstu
Drugi poziom
Trzeci poziom
Czwarty poziom
Piąty poziom</text:span></text:p>
            </text:list-item>
          </text:list>
        </draw:text-box>
        <svg:title/>
        <svg:desc/>
      </draw:frame>
      <draw:frame draw:id="id100" presentation:style-name="a313" draw:name="Symbol zastępczy tekstu 3" svg:x="0.68924in" svg:y="2.25in" svg:width="3.22569in" svg:height="4.1684in" presentation:class="outline" presentation:placeholder="false">
        <draw:text-box>
          <text:list text:style-name="a312">
            <text:list-item>
              <text:p text:style-name="a311" text:class-names="" text:cond-style-name=""><text:span text:style-name="a310" text:class-names="">Edytuj style wzorca tekstu
Drugi poziom
Trzeci poziom
Czwarty poziom
Piąty poziom</text:span></text:p>
            </text:list-item>
          </text:list>
        </draw:text-box>
        <svg:title/>
        <svg:desc/>
      </draw:frame>
      <draw:frame draw:id="id101" presentation:style-name="a316" draw:name="Rectangle 8" svg:x="7.66667in" svg:y="7.16667in" svg:width="2.08333in" svg:height="0.33333in" presentation:class="date-time" presentation:placeholder="false">
        <draw:text-box>
          <text:p text:style-name="a315" text:class-names="" text:cond-style-name=""><text:span text:style-name="a314" text:class-names=""/></text:p>
        </draw:text-box>
        <svg:title/>
        <svg:desc/>
      </draw:frame>
      <draw:frame draw:id="id102" presentation:style-name="a319" draw:name="Rectangle 9" svg:x="3.21181in" svg:y="7.14063in" svg:width="3.16667in" svg:height="0.33333in" presentation:class="footer" presentation:placeholder="false">
        <draw:text-box>
          <text:p text:style-name="a318" text:class-names="" text:cond-style-name=""><text:span text:style-name="a317" text:class-names=""/></text:p>
        </draw:text-box>
        <svg:title/>
        <svg:desc/>
      </draw:frame>
      <draw:frame draw:id="id103" presentation:style-name="a322" draw:name="Rectangle 10" svg:x="0.09201in" svg:y="6.9375in" svg:width="0.64236in" svg:height="0.53472in" presentation:class="page-number" presentation:placeholder="false">
        <draw:text-box>
          <text:p text:style-name="a321" text:class-names="" text:cond-style-name=""><text:span text:style-name="a320" text:class-names=""><text:page-number style:num-format="1" text:fixed="false"/></text:span></text:p>
        </draw:text-box>
        <svg:title/>
        <svg:desc/>
      </draw:frame>
    </style:master-page>
    <style:master-page style:name="Master1-Layout9-picTx-Obraz-z-podpisem" style:page-layout-name="pageLayout1" draw:style-name="a339">
      <draw:g draw:name="Group 2" draw:id="id108">
        <svg:title/>
        <svg:desc/>
        <draw:custom-shape svg:x="0in" svg:y="0in" svg:width="0.83333in" svg:height="7.5in" draw:id="id119" draw:layer="Master1-bg" draw:style-name="a373" draw:name="Rectangle 3">
          <svg:title/>
          <svg:desc/>
          <text:list text:style-name="a372">
            <text:list-item>
              <text:p text:style-name="a371" text:class-names="" text:cond-style-name=""><text:span text:style-name="a370"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120" draw:layer="Master1-bg" draw:style-name="a377" draw:name="Rectangle 4">
          <svg:title/>
          <svg:desc/>
          <text:list text:style-name="a376">
            <text:list-item>
              <text:p text:style-name="a375" text:class-names="" text:cond-style-name=""><text:span text:style-name="a374"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109" draw:layer="Master1-bg" draw:style-name="a342" draw:name="AutoShape 5">
        <svg:title/>
        <svg:desc/>
        <text:p text:style-name="a341" text:class-names="" text:cond-style-name=""><text:span text:style-name="a34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110">
        <svg:title/>
        <svg:desc/>
        <draw:custom-shape svg:x="0.66667in" svg:y="2.16667in" svg:width="7.66667in" svg:height="0.34722in" draw:id="id117" draw:layer="Master1-bg" draw:style-name="a365" draw:name="AutoShape 12">
          <svg:title/>
          <svg:desc/>
          <text:list text:style-name="a364">
            <text:list-item>
              <text:p text:style-name="a363" text:class-names="" text:cond-style-name=""><text:span text:style-name="a362"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18" draw:layer="Master1-bg" draw:style-name="a369" draw:name="AutoShape 13">
          <svg:title/>
          <svg:desc/>
          <text:list text:style-name="a368">
            <text:list-item>
              <text:p text:style-name="a367" text:class-names="" text:cond-style-name=""><text:span text:style-name="a366"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111" presentation:style-name="a345" draw:name="Tytuł 1" svg:x="0.68924in" svg:y="0.5in" svg:width="3.22569in" svg:height="1.75in" presentation:class="title" presentation:placeholder="false">
        <draw:text-box>
          <text:p text:style-name="a344" text:class-names="" text:cond-style-name=""><text:span text:style-name="a343" text:class-names="">Kliknij, aby edytować styl</text:span></text:p>
        </draw:text-box>
        <svg:title/>
        <svg:desc/>
      </draw:frame>
      <draw:frame draw:id="id112" presentation:style-name="a348" draw:name="Symbol zastępczy obrazu 2" svg:x="4.25174in" svg:y="1.07986in" svg:width="5.0625in" svg:height="5.32986in" presentation:class="graphic" presentation:placeholder="false">
        <draw:text-box>
          <text:p text:style-name="a347" text:class-names="" text:cond-style-name=""><text:span text:style-name="a346" text:class-names=""/></text:p>
        </draw:text-box>
        <svg:title/>
        <svg:desc/>
      </draw:frame>
      <draw:frame draw:id="id113" presentation:style-name="a352" draw:name="Symbol zastępczy tekstu 3" svg:x="0.68924in" svg:y="2.25in" svg:width="3.22569in" svg:height="4.1684in" presentation:class="outline" presentation:placeholder="false">
        <draw:text-box>
          <text:list text:style-name="a351">
            <text:list-item>
              <text:p text:style-name="a350" text:class-names="" text:cond-style-name=""><text:span text:style-name="a349" text:class-names="">Edytuj style wzorca tekstu
Drugi poziom
Trzeci poziom
Czwarty poziom
Piąty poziom</text:span></text:p>
            </text:list-item>
          </text:list>
        </draw:text-box>
        <svg:title/>
        <svg:desc/>
      </draw:frame>
      <draw:frame draw:id="id114" presentation:style-name="a355" draw:name="Rectangle 8" svg:x="7.66667in" svg:y="7.16667in" svg:width="2.08333in" svg:height="0.33333in" presentation:class="date-time" presentation:placeholder="false">
        <draw:text-box>
          <text:p text:style-name="a354" text:class-names="" text:cond-style-name=""><text:span text:style-name="a353" text:class-names=""/></text:p>
        </draw:text-box>
        <svg:title/>
        <svg:desc/>
      </draw:frame>
      <draw:frame draw:id="id115" presentation:style-name="a358" draw:name="Rectangle 9" svg:x="3.21181in" svg:y="7.14063in" svg:width="3.16667in" svg:height="0.33333in" presentation:class="footer" presentation:placeholder="false">
        <draw:text-box>
          <text:p text:style-name="a357" text:class-names="" text:cond-style-name=""><text:span text:style-name="a356" text:class-names=""/></text:p>
        </draw:text-box>
        <svg:title/>
        <svg:desc/>
      </draw:frame>
      <draw:frame draw:id="id116" presentation:style-name="a361" draw:name="Rectangle 10" svg:x="0.09201in" svg:y="6.9375in" svg:width="0.64236in" svg:height="0.53472in" presentation:class="page-number" presentation:placeholder="false">
        <draw:text-box>
          <text:p text:style-name="a360" text:class-names="" text:cond-style-name=""><text:span text:style-name="a359" text:class-names=""><text:page-number style:num-format="1" text:fixed="false"/></text:span></text:p>
        </draw:text-box>
        <svg:title/>
        <svg:desc/>
      </draw:frame>
    </style:master-page>
    <style:master-page style:name="Master1-Layout10-vertTx-Tytuł-i-tekst-pionowy" style:page-layout-name="pageLayout1" draw:style-name="a378">
      <draw:g draw:name="Group 2" draw:id="id121">
        <svg:title/>
        <svg:desc/>
        <draw:custom-shape svg:x="0in" svg:y="0in" svg:width="0.83333in" svg:height="7.5in" draw:id="id131" draw:layer="Master1-bg" draw:style-name="a409" draw:name="Rectangle 3">
          <svg:title/>
          <svg:desc/>
          <text:list text:style-name="a408">
            <text:list-item>
              <text:p text:style-name="a407" text:class-names="" text:cond-style-name=""><text:span text:style-name="a406"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132" draw:layer="Master1-bg" draw:style-name="a413" draw:name="Rectangle 4">
          <svg:title/>
          <svg:desc/>
          <text:list text:style-name="a412">
            <text:list-item>
              <text:p text:style-name="a411" text:class-names="" text:cond-style-name=""><text:span text:style-name="a410"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122" draw:layer="Master1-bg" draw:style-name="a381" draw:name="AutoShape 5">
        <svg:title/>
        <svg:desc/>
        <text:p text:style-name="a380" text:class-names="" text:cond-style-name=""><text:span text:style-name="a37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123">
        <svg:title/>
        <svg:desc/>
        <draw:custom-shape svg:x="0.66667in" svg:y="2.16667in" svg:width="7.66667in" svg:height="0.34722in" draw:id="id129" draw:layer="Master1-bg" draw:style-name="a401" draw:name="AutoShape 12">
          <svg:title/>
          <svg:desc/>
          <text:list text:style-name="a400">
            <text:list-item>
              <text:p text:style-name="a399" text:class-names="" text:cond-style-name=""><text:span text:style-name="a398"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30" draw:layer="Master1-bg" draw:style-name="a405" draw:name="AutoShape 13">
          <svg:title/>
          <svg:desc/>
          <text:list text:style-name="a404">
            <text:list-item>
              <text:p text:style-name="a403" text:class-names="" text:cond-style-name=""><text:span text:style-name="a402"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124" presentation:style-name="a384" draw:name="Tytuł 1" svg:x="1in" svg:y="0.83333in" svg:width="8.75in" svg:height="1.25in" presentation:class="title" presentation:placeholder="false">
        <draw:text-box>
          <text:p text:style-name="a383" text:class-names="" text:cond-style-name=""><text:span text:style-name="a382" text:class-names="">Kliknij, aby edytować styl</text:span></text:p>
        </draw:text-box>
        <svg:title/>
        <svg:desc/>
      </draw:frame>
      <draw:frame draw:id="id125" presentation:style-name="a388" draw:name="Symbol zastępczy tytułu pionowego 2" svg:x="1in" svg:y="2.58333in" svg:width="8.75in" svg:height="4.08333in" presentation:class="outline" presentation:placeholder="false">
        <draw:text-box>
          <text:list text:style-name="a387">
            <text:list-item>
              <text:p text:style-name="a386" text:class-names="" text:cond-style-name=""><text:span text:style-name="a385" text:class-names="">Edytuj style wzorca tekstu
Drugi poziom
Trzeci poziom
Czwarty poziom
Piąty poziom</text:span></text:p>
            </text:list-item>
          </text:list>
        </draw:text-box>
        <svg:title/>
        <svg:desc/>
      </draw:frame>
      <draw:frame draw:id="id126" presentation:style-name="a391" draw:name="Rectangle 8" svg:x="7.66667in" svg:y="7.16667in" svg:width="2.08333in" svg:height="0.33333in" presentation:class="date-time" presentation:placeholder="false">
        <draw:text-box>
          <text:p text:style-name="a390" text:class-names="" text:cond-style-name=""><text:span text:style-name="a389" text:class-names=""/></text:p>
        </draw:text-box>
        <svg:title/>
        <svg:desc/>
      </draw:frame>
      <draw:frame draw:id="id127" presentation:style-name="a394" draw:name="Rectangle 9" svg:x="3.21181in" svg:y="7.14063in" svg:width="3.16667in" svg:height="0.33333in" presentation:class="footer" presentation:placeholder="false">
        <draw:text-box>
          <text:p text:style-name="a393" text:class-names="" text:cond-style-name=""><text:span text:style-name="a392" text:class-names=""/></text:p>
        </draw:text-box>
        <svg:title/>
        <svg:desc/>
      </draw:frame>
      <draw:frame draw:id="id128" presentation:style-name="a397" draw:name="Rectangle 10" svg:x="0.09201in" svg:y="6.9375in" svg:width="0.64236in" svg:height="0.53472in" presentation:class="page-number" presentation:placeholder="false">
        <draw:text-box>
          <text:p text:style-name="a396" text:class-names="" text:cond-style-name=""><text:span text:style-name="a395" text:class-names=""><text:page-number style:num-format="1" text:fixed="false"/></text:span></text:p>
        </draw:text-box>
        <svg:title/>
        <svg:desc/>
      </draw:frame>
    </style:master-page>
    <style:master-page style:name="Master1-Layout11-vertTitleAndTx-Tytuł-pionowy-i-tekst" style:page-layout-name="pageLayout1" draw:style-name="a414">
      <draw:g draw:name="Group 2" draw:id="id133">
        <svg:title/>
        <svg:desc/>
        <draw:custom-shape svg:x="0in" svg:y="0in" svg:width="0.83333in" svg:height="7.5in" draw:id="id143" draw:layer="Master1-bg" draw:style-name="a445" draw:name="Rectangle 3">
          <svg:title/>
          <svg:desc/>
          <text:list text:style-name="a444">
            <text:list-item>
              <text:p text:style-name="a443" text:class-names="" text:cond-style-name=""><text:span text:style-name="a442"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144" draw:layer="Master1-bg" draw:style-name="a449" draw:name="Rectangle 4">
          <svg:title/>
          <svg:desc/>
          <text:list text:style-name="a448">
            <text:list-item>
              <text:p text:style-name="a447" text:class-names="" text:cond-style-name=""><text:span text:style-name="a446"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134" draw:layer="Master1-bg" draw:style-name="a417" draw:name="AutoShape 5">
        <svg:title/>
        <svg:desc/>
        <text:p text:style-name="a416" text:class-names="" text:cond-style-name=""><text:span text:style-name="a4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135">
        <svg:title/>
        <svg:desc/>
        <draw:custom-shape svg:x="0.66667in" svg:y="2.16667in" svg:width="7.66667in" svg:height="0.34722in" draw:id="id141" draw:layer="Master1-bg" draw:style-name="a437" draw:name="AutoShape 12">
          <svg:title/>
          <svg:desc/>
          <text:list text:style-name="a436">
            <text:list-item>
              <text:p text:style-name="a435" text:class-names="" text:cond-style-name=""><text:span text:style-name="a434"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42" draw:layer="Master1-bg" draw:style-name="a441" draw:name="AutoShape 13">
          <svg:title/>
          <svg:desc/>
          <text:list text:style-name="a440">
            <text:list-item>
              <text:p text:style-name="a439" text:class-names="" text:cond-style-name=""><text:span text:style-name="a438"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136" presentation:style-name="a420" draw:name="Tytuł pionowy 1" svg:x="7.5625in" svg:y="0.83333in" svg:width="2.1875in" svg:height="5.83333in" presentation:class="title" presentation:placeholder="false">
        <draw:text-box>
          <text:p text:style-name="a419" text:class-names="" text:cond-style-name=""><text:span text:style-name="a418" text:class-names="">Kliknij, aby edytować styl</text:span></text:p>
        </draw:text-box>
        <svg:title/>
        <svg:desc/>
      </draw:frame>
      <draw:frame draw:id="id137" presentation:style-name="a424" draw:name="Symbol zastępczy tytułu pionowego 2" svg:x="1in" svg:y="0.83333in" svg:width="6.39583in" svg:height="5.83333in" presentation:class="outline" presentation:placeholder="false">
        <draw:text-box>
          <text:list text:style-name="a423">
            <text:list-item>
              <text:p text:style-name="a422" text:class-names="" text:cond-style-name=""><text:span text:style-name="a421" text:class-names="">Edytuj style wzorca tekstu
Drugi poziom
Trzeci poziom
Czwarty poziom
Piąty poziom</text:span></text:p>
            </text:list-item>
          </text:list>
        </draw:text-box>
        <svg:title/>
        <svg:desc/>
      </draw:frame>
      <draw:frame draw:id="id138" presentation:style-name="a427" draw:name="Rectangle 8" svg:x="7.66667in" svg:y="7.16667in" svg:width="2.08333in" svg:height="0.33333in" presentation:class="date-time" presentation:placeholder="false">
        <draw:text-box>
          <text:p text:style-name="a426" text:class-names="" text:cond-style-name=""><text:span text:style-name="a425" text:class-names=""/></text:p>
        </draw:text-box>
        <svg:title/>
        <svg:desc/>
      </draw:frame>
      <draw:frame draw:id="id139" presentation:style-name="a430" draw:name="Rectangle 9" svg:x="3.21181in" svg:y="7.14063in" svg:width="3.16667in" svg:height="0.33333in" presentation:class="footer" presentation:placeholder="false">
        <draw:text-box>
          <text:p text:style-name="a429" text:class-names="" text:cond-style-name=""><text:span text:style-name="a428" text:class-names=""/></text:p>
        </draw:text-box>
        <svg:title/>
        <svg:desc/>
      </draw:frame>
      <draw:frame draw:id="id140" presentation:style-name="a433" draw:name="Rectangle 10" svg:x="0.09201in" svg:y="6.9375in" svg:width="0.64236in" svg:height="0.53472in" presentation:class="page-number" presentation:placeholder="false">
        <draw:text-box>
          <text:p text:style-name="a432" text:class-names="" text:cond-style-name=""><text:span text:style-name="a431" text:class-names=""><text:page-number style:num-format="1" text:fixed="false"/></text:span></text:p>
        </draw:text-box>
        <svg:title/>
        <svg:desc/>
      </draw:frame>
    </style:master-page>
    <style:master-page style:name="Master1-Layout12-chartAndTx-Tytuł,-wykres-i-tekst" style:page-layout-name="pageLayout1" draw:style-name="a450">
      <draw:g draw:name="Group 2" draw:id="id145">
        <svg:title/>
        <svg:desc/>
        <draw:custom-shape svg:x="0in" svg:y="0in" svg:width="0.83333in" svg:height="7.5in" draw:id="id156" draw:layer="Master1-bg" draw:style-name="a485" draw:name="Rectangle 3">
          <svg:title/>
          <svg:desc/>
          <text:list text:style-name="a484">
            <text:list-item>
              <text:p text:style-name="a483" text:class-names="" text:cond-style-name=""><text:span text:style-name="a482" text:class-names=""/></text:p>
            </text:list-item>
          </text:list>
          <draw:enhanced-geometry xmlns:dr3d="urn:oasis:names:tc:opendocument:xmlns:dr3d:1.0" draw:type="non-primitive" svg:viewBox="0 0 21600 21600" draw:enhanced-path="M 0 0 L 21600 0 21600 21600 0 21600 Z N"/>
        </draw:custom-shape>
        <draw:custom-shape svg:x="0.75in" svg:y="0in" svg:width="2.75in" svg:height="1.16667in" draw:id="id157" draw:layer="Master1-bg" draw:style-name="a489" draw:name="Rectangle 4">
          <svg:title/>
          <svg:desc/>
          <text:list text:style-name="a488">
            <text:list-item>
              <text:p text:style-name="a487" text:class-names="" text:cond-style-name=""><text:span text:style-name="a486" text:class-names=""/></text:p>
            </text:list-item>
          </text:list>
          <draw:enhanced-geometry xmlns:dr3d="urn:oasis:names:tc:opendocument:xmlns:dr3d:1.0" draw:type="non-primitive" svg:viewBox="0 0 21600 21600" draw:enhanced-path="M 0 0 L 21600 0 21600 21600 0 21600 Z N"/>
        </draw:custom-shape>
      </draw:g>
      <draw:custom-shape svg:x="0.83333in" svg:y="0.83333in" svg:width="5.58333in" svg:height="0.66667in" draw:id="id146" draw:layer="Master1-bg" draw:style-name="a453" draw:name="AutoShape 5">
        <svg:title/>
        <svg:desc/>
        <text:p text:style-name="a452" text:class-names="" text:cond-style-name=""><text:span text:style-name="a4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g draw:name="Group 11" draw:id="id147">
        <svg:title/>
        <svg:desc/>
        <draw:custom-shape svg:x="0.66667in" svg:y="2.16667in" svg:width="7.66667in" svg:height="0.34722in" draw:id="id154" draw:layer="Master1-bg" draw:style-name="a477" draw:name="AutoShape 12">
          <svg:title/>
          <svg:desc/>
          <text:list text:style-name="a476">
            <text:list-item>
              <text:p text:style-name="a475" text:class-names="" text:cond-style-name=""><text:span text:style-name="a474"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5in" svg:y="2.16667in" svg:width="0.43056in" svg:height="0.34896in" draw:id="id155" draw:layer="Master1-bg" draw:style-name="a481" draw:name="AutoShape 13">
          <svg:title/>
          <svg:desc/>
          <text:list text:style-name="a480">
            <text:list-item>
              <text:p text:style-name="a479" text:class-names="" text:cond-style-name=""><text:span text:style-name="a478" text:class-names=""/></text:p>
            </text:list-item>
          </text:list>
          <draw:enhanced-geometry xmlns:dr3d="urn:oasis:names:tc:opendocument:xmlns:dr3d:1.0" draw:path-stretchpoint-x="21600" draw:path-stretchpoint-y="21600" draw:type="non-primitive" svg:viewBox="0 0 21600 21600" draw:enhanced-path="M ?f3 ?f5 L ?f12 ?f5 A ?f65 ?f66 ?f67 ?f68 ?f12 ?f5 ?f62 ?f64  W ?f69 ?f70 ?f71 ?f72 ?f12 ?f5 ?f62 ?f64 L ?f3 ?f6 Z N" draw:text-areas="?f3 ?f24 ?f23 ?f25"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9 - ?f22"/>
            <draw:equation draw:name="f25" draw:formula="?f9 + ?f22"/>
            <draw:equation draw:name="f26" draw:formula="21550000 - ?f1"/>
            <draw:equation draw:name="f27" draw:formula="if(?f26, ?f1, 21550000)"/>
            <draw:equation draw:name="f28" draw:formula="-21550000 - ?f27"/>
            <draw:equation draw:name="f29" draw:formula="if(?f28, -21550000, ?f27)"/>
            <draw:equation draw:name="f30" draw:formula="?f0 + ?f29"/>
            <draw:equation draw:name="f31" draw:formula="?f0 + ?f2"/>
            <draw:equation draw:name="f32" draw:formula="?f31 * ?f13 / ?f1"/>
            <draw:equation draw:name="f33" draw:formula="0 - ?f32"/>
            <draw:equation draw:name="f34" draw:formula="cos(?f33)"/>
            <draw:equation draw:name="f35" draw:formula="0 - ?f34"/>
            <draw:equation draw:name="f36" draw:formula="?f35 * ?f11"/>
            <draw:equation draw:name="f37" draw:formula="sin(?f33)"/>
            <draw:equation draw:name="f38" draw:formula="0 - ?f37"/>
            <draw:equation draw:name="f39" draw:formula="?f38 * ?f8"/>
            <draw:equation draw:name="f40" draw:formula="sqrt(?f36 * ?f36 + ?f39 * ?f39 + 0 * 0)"/>
            <draw:equation draw:name="f41" draw:formula="?f11 * ?f8 / ?f40"/>
            <draw:equation draw:name="f42" draw:formula="?f38 * ?f41"/>
            <draw:equation draw:name="f43" draw:formula="?f12 - ?f42"/>
            <draw:equation draw:name="f44" draw:formula="?f35 * ?f41"/>
            <draw:equation draw:name="f45" draw:formula="?f5 - ?f44"/>
            <draw:equation draw:name="f46" draw:formula="?f43 - ?f11"/>
            <draw:equation draw:name="f47" draw:formula="?f45 - ?f8"/>
            <draw:equation draw:name="f48" draw:formula="?f43 + ?f11"/>
            <draw:equation draw:name="f49" draw:formula="?f45 + ?f8"/>
            <draw:equation draw:name="f50" draw:formula="?f30 + ?f2"/>
            <draw:equation draw:name="f51" draw:formula="?f50 * ?f13 / ?f1"/>
            <draw:equation draw:name="f52" draw:formula="0 - ?f51"/>
            <draw:equation draw:name="f53" draw:formula="cos(?f52)"/>
            <draw:equation draw:name="f54" draw:formula="0 - ?f53"/>
            <draw:equation draw:name="f55" draw:formula="?f54 * ?f11"/>
            <draw:equation draw:name="f56" draw:formula="sin(?f52)"/>
            <draw:equation draw:name="f57" draw:formula="0 - ?f56"/>
            <draw:equation draw:name="f58" draw:formula="?f57 * ?f8"/>
            <draw:equation draw:name="f59" draw:formula="sqrt(?f55 * ?f55 + ?f58 * ?f58 + 0 * 0)"/>
            <draw:equation draw:name="f60" draw:formula="?f11 * ?f8 / ?f59"/>
            <draw:equation draw:name="f61" draw:formula="?f57 * ?f60"/>
            <draw:equation draw:name="f62" draw:formula="?f43 + ?f61"/>
            <draw:equation draw:name="f63" draw:formula="?f54 * ?f60"/>
            <draw:equation draw:name="f64" draw:formula="?f45 + ?f63"/>
            <draw:equation draw:name="f65" draw:formula="if(?f29, ?f12, ?f46)"/>
            <draw:equation draw:name="f66" draw:formula="if(?f29, ?f5, ?f47)"/>
            <draw:equation draw:name="f67" draw:formula="if(?f29, ?f12, ?f48)"/>
            <draw:equation draw:name="f68" draw:formula="if(?f29, ?f5, ?f49)"/>
            <draw:equation draw:name="f69" draw:formula="if(?f29, ?f46, ?f62)"/>
            <draw:equation draw:name="f70" draw:formula="if(?f29, ?f47, ?f64)"/>
            <draw:equation draw:name="f71" draw:formula="if(?f29, ?f48, ?f62)"/>
            <draw:equation draw:name="f72" draw:formula="if(?f29, ?f49, ?f64)"/>
          </draw:enhanced-geometry>
        </draw:custom-shape>
      </draw:g>
      <draw:frame draw:id="id148" presentation:style-name="a456" draw:name="Tytuł 1" svg:x="1in" svg:y="0.83333in" svg:width="8.75in" svg:height="1.25in" presentation:class="title" presentation:placeholder="false">
        <draw:text-box>
          <text:p text:style-name="a455" text:class-names="" text:cond-style-name=""><text:span text:style-name="a454" text:class-names="">Kliknij, aby edytować styl</text:span></text:p>
        </draw:text-box>
        <svg:title/>
        <svg:desc/>
      </draw:frame>
      <draw:frame draw:id="id149" presentation:style-name="a460" draw:name="Symbol zastępczy wykresu 2" svg:x="1in" svg:y="2.58333in" svg:width="4.29167in" svg:height="4.08333in" presentation:class="chart" presentation:placeholder="false">
        <draw:text-box>
          <text:list text:style-name="a459">
            <text:list-item>
              <text:p text:style-name="a458" text:class-names="" text:cond-style-name=""><text:span text:style-name="a457" text:class-names=""/></text:p>
            </text:list-item>
          </text:list>
        </draw:text-box>
        <svg:title/>
        <svg:desc/>
      </draw:frame>
      <draw:frame draw:id="id150" presentation:style-name="a464" draw:name="Symbol zastępczy tekstu 3" svg:x="5.45833in" svg:y="2.58333in" svg:width="4.29167in" svg:height="4.08333in" presentation:class="outline" presentation:placeholder="false">
        <draw:text-box>
          <text:list text:style-name="a463">
            <text:list-item>
              <text:p text:style-name="a462" text:class-names="" text:cond-style-name=""><text:span text:style-name="a461" text:class-names="">Edytuj style wzorca tekstu
Drugi poziom
Trzeci poziom
Czwarty poziom
Piąty poziom</text:span></text:p>
            </text:list-item>
          </text:list>
        </draw:text-box>
        <svg:title/>
        <svg:desc/>
      </draw:frame>
      <draw:frame draw:id="id151" presentation:style-name="a467" draw:name="Rectangle 8" svg:x="7.66667in" svg:y="7.16667in" svg:width="2.08333in" svg:height="0.33333in" presentation:class="date-time" presentation:placeholder="false">
        <draw:text-box>
          <text:p text:style-name="a466" text:class-names="" text:cond-style-name=""><text:span text:style-name="a465" text:class-names=""/></text:p>
        </draw:text-box>
        <svg:title/>
        <svg:desc/>
      </draw:frame>
      <draw:frame draw:id="id152" presentation:style-name="a470" draw:name="Rectangle 9" svg:x="3.21181in" svg:y="7.14063in" svg:width="3.16667in" svg:height="0.33333in" presentation:class="footer" presentation:placeholder="false">
        <draw:text-box>
          <text:p text:style-name="a469" text:class-names="" text:cond-style-name=""><text:span text:style-name="a468" text:class-names=""/></text:p>
        </draw:text-box>
        <svg:title/>
        <svg:desc/>
      </draw:frame>
      <draw:frame draw:id="id153" presentation:style-name="a473" draw:name="Rectangle 10" svg:x="0.09201in" svg:y="6.9375in" svg:width="0.64236in" svg:height="0.53472in" presentation:class="page-number" presentation:placeholder="false">
        <draw:text-box>
          <text:p text:style-name="a472" text:class-names="" text:cond-style-name=""><text:span text:style-name="a47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IASTED</meta:initial-creator>
    <dc:creator>rastapigna@desoz.com</dc:creator>
    <meta:creation-date>2001-12-11T23:34:17Z</meta:creation-date>
    <dc:date>2019-09-18T06:49:44Z</dc:date>
    <meta:template xlink:href="" xlink:type="simple"/>
    <meta:editing-cycles>38</meta:editing-cycles>
    <meta:editing-duration>PT29061S</meta:editing-duration>
    <meta:document-statistic meta:paragraph-count="24" meta:word-count="183"/>
  </office:meta>
</office:document-meta>
</file>